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color="#ff0000"/>
    </style:style>
    <style:style style:name="ce2" style:family="table-cell" style:parent-style-name="Default" style:data-style-name="N11">
      <style:text-properties fo:color="#ff0000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1" table:default-cell-style-name="ce3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lk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float" office:value="2000000" calcext:value-type="float">
            <text:p>200000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Real Freq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/>
          <table:table-cell table:style-name="ce1" table:formula="of:=55/2" office:value-type="float" office:value="27.5" calcext:value-type="float">
            <text:p>27,5</text:p>
          </table:table-cell>
          <table:table-cell table:style-name="ce1"/>
          <table:table-cell table:style-name="ce1" table:formula="of:=ROUND([.$D$5]/[.B7])" office:value-type="float" office:value="72727" calcext:value-type="float">
            <text:p>72727</text:p>
          </table:table-cell>
          <table:table-cell table:style-name="ce1" table:formula="of:=[.$D$5]/[.D7]" office:value-type="float" office:value="27.5001031253867" calcext:value-type="float">
            <text:p>27,5001031253867</text:p>
          </table:table-cell>
          <table:table-cell table:style-name="ce2" table:formula="of:=[.E7]/[.B7]-1" office:value-type="percentage" office:value="0.000003750014062609" calcext:value-type="percentage">
            <text:p>0,00 %</text:p>
          </table:table-cell>
        </table:table-row>
        <table:table-row table:style-name="ro1">
          <table:table-cell/>
          <table:table-cell table:style-name="ce1" table:formula="of:=[.B7]*POWER(2;1/12)" office:value-type="float" office:value="29.1352350948806" calcext:value-type="float">
            <text:p>29,1352350948806</text:p>
          </table:table-cell>
          <table:table-cell table:style-name="ce1"/>
          <table:table-cell table:style-name="ce1" table:formula="of:=ROUND([.$D$5]/[.B8])" office:value-type="float" office:value="68645" calcext:value-type="float">
            <text:p>68645</text:p>
          </table:table-cell>
          <table:table-cell table:style-name="ce1" table:formula="of:=[.$D$5]/[.D8]" office:value-type="float" office:value="29.1354068031175" calcext:value-type="float">
            <text:p>29,1354068031175</text:p>
          </table:table-cell>
          <table:table-cell table:style-name="ce2" table:formula="of:=[.E8]/[.B8]-1" office:value-type="percentage" office:value="0.00000589349069279876" calcext:value-type="percentage">
            <text:p>0,00 %</text:p>
          </table:table-cell>
        </table:table-row>
        <table:table-row table:style-name="ro1">
          <table:table-cell/>
          <table:table-cell table:formula="of:=[.B8]*POWER(2;1/12)" office:value-type="float" office:value="30.8677063285078" calcext:value-type="float">
            <text:p>30,8677063285078</text:p>
          </table:table-cell>
          <table:table-cell/>
          <table:table-cell table:formula="of:=ROUND([.$D$5]/[.B9])" office:value-type="float" office:value="64793" calcext:value-type="float">
            <text:p>64793</text:p>
          </table:table-cell>
          <table:table-cell table:formula="of:=[.$D$5]/[.D9]" office:value-type="float" office:value="30.86753198648" calcext:value-type="float">
            <text:p>30,86753198648</text:p>
          </table:table-cell>
          <table:table-cell table:formula="of:=[.E9]/[.B9]-1" office:value-type="percentage" office:value="-0.0000056480396010139" calcext:value-type="percentage">
            <text:p>0,00 %</text:p>
          </table:table-cell>
        </table:table-row>
        <table:table-row table:style-name="ro1">
          <table:table-cell/>
          <table:table-cell table:formula="of:=[.B9]*POWER(2;1/12)" office:value-type="float" office:value="32.7031956625748" calcext:value-type="float">
            <text:p>32,7031956625748</text:p>
          </table:table-cell>
          <table:table-cell/>
          <table:table-cell table:formula="of:=ROUND([.$D$5]/[.B10])" office:value-type="float" office:value="61156" calcext:value-type="float">
            <text:p>61156</text:p>
          </table:table-cell>
          <table:table-cell table:formula="of:=[.$D$5]/[.D10]" office:value-type="float" office:value="32.7032507031199" calcext:value-type="float">
            <text:p>32,7032507031199</text:p>
          </table:table-cell>
          <table:table-cell table:formula="of:=[.E10]/[.B10]-1" office:value-type="percentage" office:value="0.00000168303261927072" calcext:value-type="percentage">
            <text:p>0,00 %</text:p>
          </table:table-cell>
        </table:table-row>
        <table:table-row table:style-name="ro1">
          <table:table-cell/>
          <table:table-cell table:formula="of:=[.B10]*POWER(2;1/12)" office:value-type="float" office:value="34.647828872109" calcext:value-type="float">
            <text:p>34,647828872109</text:p>
          </table:table-cell>
          <table:table-cell/>
          <table:table-cell table:formula="of:=ROUND([.$D$5]/[.B11])" office:value-type="float" office:value="57724" calcext:value-type="float">
            <text:p>57724</text:p>
          </table:table-cell>
          <table:table-cell table:formula="of:=[.$D$5]/[.D11]" office:value-type="float" office:value="34.6476335666274" calcext:value-type="float">
            <text:p>34,6476335666274</text:p>
          </table:table-cell>
          <table:table-cell table:formula="of:=[.E11]/[.B11]-1" office:value-type="percentage" office:value="-0.00000563687503596366" calcext:value-type="percentage">
            <text:p>0,00 %</text:p>
          </table:table-cell>
        </table:table-row>
        <table:table-row table:style-name="ro1">
          <table:table-cell/>
          <table:table-cell table:formula="of:=[.B11]*POWER(2;1/12)" office:value-type="float" office:value="36.708095989676" calcext:value-type="float">
            <text:p>36,708095989676</text:p>
          </table:table-cell>
          <table:table-cell/>
          <table:table-cell table:formula="of:=ROUND([.$D$5]/[.B12])" office:value-type="float" office:value="54484" calcext:value-type="float">
            <text:p>54484</text:p>
          </table:table-cell>
          <table:table-cell table:formula="of:=[.$D$5]/[.D12]" office:value-type="float" office:value="36.7080243741282" calcext:value-type="float">
            <text:p>36,7080243741282</text:p>
          </table:table-cell>
          <table:table-cell table:formula="of:=[.E12]/[.B12]-1" office:value-type="percentage" office:value="-0.00000195094694610543" calcext:value-type="percentage">
            <text:p>0,00 %</text:p>
          </table:table-cell>
        </table:table-row>
        <table:table-row table:style-name="ro1">
          <table:table-cell/>
          <table:table-cell table:formula="of:=[.B12]*POWER(2;1/12)" office:value-type="float" office:value="38.8908729652601" calcext:value-type="float">
            <text:p>38,8908729652601</text:p>
          </table:table-cell>
          <table:table-cell/>
          <table:table-cell table:formula="of:=ROUND([.$D$5]/[.B13])" office:value-type="float" office:value="51426" calcext:value-type="float">
            <text:p>51426</text:p>
          </table:table-cell>
          <table:table-cell table:formula="of:=[.$D$5]/[.D13]" office:value-type="float" office:value="38.8908334305604" calcext:value-type="float">
            <text:p>38,8908334305604</text:p>
          </table:table-cell>
          <table:table-cell table:formula="of:=[.E13]/[.B13]-1" office:value-type="percentage" office:value="-0.00000101655470008399" calcext:value-type="percentage">
            <text:p>0,00 %</text:p>
          </table:table-cell>
        </table:table-row>
        <table:table-row table:style-name="ro1">
          <table:table-cell/>
          <table:table-cell table:formula="of:=[.B13]*POWER(2;1/12)" office:value-type="float" office:value="41.2034446141088" calcext:value-type="float">
            <text:p>41,2034446141088</text:p>
          </table:table-cell>
          <table:table-cell/>
          <table:table-cell table:formula="of:=ROUND([.$D$5]/[.B14])" office:value-type="float" office:value="48540" calcext:value-type="float">
            <text:p>48540</text:p>
          </table:table-cell>
          <table:table-cell table:formula="of:=[.$D$5]/[.D14]" office:value-type="float" office:value="41.2031314379893" calcext:value-type="float">
            <text:p>41,2031314379893</text:p>
          </table:table-cell>
          <table:table-cell table:formula="of:=[.E14]/[.B14]-1" office:value-type="percentage" office:value="-0.00000760072664807154" calcext:value-type="percentage">
            <text:p>0,00 %</text:p>
          </table:table-cell>
        </table:table-row>
        <table:table-row table:style-name="ro1">
          <table:table-cell/>
          <table:table-cell table:formula="of:=[.B14]*POWER(2;1/12)" office:value-type="float" office:value="43.6535289291255" calcext:value-type="float">
            <text:p>43,6535289291255</text:p>
          </table:table-cell>
          <table:table-cell/>
          <table:table-cell table:formula="of:=ROUND([.$D$5]/[.B15])" office:value-type="float" office:value="45815" calcext:value-type="float">
            <text:p>45815</text:p>
          </table:table-cell>
          <table:table-cell table:formula="of:=[.$D$5]/[.D15]" office:value-type="float" office:value="43.6538251664302" calcext:value-type="float">
            <text:p>43,6538251664302</text:p>
          </table:table-cell>
          <table:table-cell table:formula="of:=[.E15]/[.B15]-1" office:value-type="percentage" office:value="0.00000678610210846919" calcext:value-type="percentage">
            <text:p>0,00 %</text:p>
          </table:table-cell>
        </table:table-row>
        <table:table-row table:style-name="ro1">
          <table:table-cell/>
          <table:table-cell table:formula="of:=[.B15]*POWER(2;1/12)" office:value-type="float" office:value="46.2493028389543" calcext:value-type="float">
            <text:p>46,2493028389543</text:p>
          </table:table-cell>
          <table:table-cell/>
          <table:table-cell table:formula="of:=ROUND([.$D$5]/[.B16])" office:value-type="float" office:value="43244" calcext:value-type="float">
            <text:p>43244</text:p>
          </table:table-cell>
          <table:table-cell table:formula="of:=[.$D$5]/[.D16]" office:value-type="float" office:value="46.2491906391638" calcext:value-type="float">
            <text:p>46,2491906391638</text:p>
          </table:table-cell>
          <table:table-cell table:formula="of:=[.E16]/[.B16]-1" office:value-type="percentage" office:value="-0.00000242597798483235" calcext:value-type="percentage">
            <text:p>0,00 %</text:p>
          </table:table-cell>
        </table:table-row>
        <table:table-row table:style-name="ro1">
          <table:table-cell/>
          <table:table-cell table:formula="of:=[.B16]*POWER(2;1/12)" office:value-type="float" office:value="48.9994294977187" calcext:value-type="float">
            <text:p>48,9994294977187</text:p>
          </table:table-cell>
          <table:table-cell/>
          <table:table-cell table:formula="of:=ROUND([.$D$5]/[.B17])" office:value-type="float" office:value="40817" calcext:value-type="float">
            <text:p>40817</text:p>
          </table:table-cell>
          <table:table-cell table:formula="of:=[.$D$5]/[.D17]" office:value-type="float" office:value="48.99919151334" calcext:value-type="float">
            <text:p>48,99919151334</text:p>
          </table:table-cell>
          <table:table-cell table:formula="of:=[.E17]/[.B17]-1" office:value-type="percentage" office:value="-0.00000485688060225531" calcext:value-type="percentage">
            <text:p>0,00 %</text:p>
          </table:table-cell>
        </table:table-row>
        <table:table-row table:style-name="ro1">
          <table:table-cell/>
          <table:table-cell table:formula="of:=[.B17]*POWER(2;1/12)" office:value-type="float" office:value="51.9130871974932" calcext:value-type="float">
            <text:p>51,9130871974932</text:p>
          </table:table-cell>
          <table:table-cell/>
          <table:table-cell table:formula="of:=ROUND([.$D$5]/[.B18])" office:value-type="float" office:value="38526" calcext:value-type="float">
            <text:p>38526</text:p>
          </table:table-cell>
          <table:table-cell table:formula="of:=[.$D$5]/[.D18]" office:value-type="float" office:value="51.9129938223537" calcext:value-type="float">
            <text:p>51,9129938223537</text:p>
          </table:table-cell>
          <table:table-cell table:formula="of:=[.E18]/[.B18]-1" office:value-type="percentage" office:value="-0.00000179868207550449" calcext:value-type="percentage">
            <text:p>0,00 %</text:p>
          </table:table-cell>
        </table:table-row>
        <table:table-row table:style-name="ro1">
          <table:table-cell/>
          <table:table-cell table:formula="of:=[.B18]*POWER(2;1/12)" office:value-type="float" office:value="55" calcext:value-type="float">
            <text:p>55</text:p>
          </table:table-cell>
          <table:table-cell/>
          <table:table-cell table:formula="of:=ROUND([.$D$5]/[.B19])" office:value-type="float" office:value="36364" calcext:value-type="float">
            <text:p>36364</text:p>
          </table:table-cell>
          <table:table-cell table:formula="of:=[.$D$5]/[.D19]" office:value-type="float" office:value="54.9994500054999" calcext:value-type="float">
            <text:p>54,9994500054999</text:p>
          </table:table-cell>
          <table:table-cell table:formula="of:=[.E19]/[.B19]-1" office:value-type="percentage" office:value="-0.00000999990000138951" calcext:value-type="percentage">
            <text:p>0,00 %</text:p>
          </table:table-cell>
        </table:table-row>
        <table:table-row table:style-name="ro1">
          <table:table-cell/>
          <table:table-cell table:formula="of:=[.B19]*POWER(2;1/12)" office:value-type="float" office:value="58.2704701897613" calcext:value-type="float">
            <text:p>58,2704701897613</text:p>
          </table:table-cell>
          <table:table-cell/>
          <table:table-cell table:formula="of:=ROUND([.$D$5]/[.B20])" office:value-type="float" office:value="34323" calcext:value-type="float">
            <text:p>34323</text:p>
          </table:table-cell>
          <table:table-cell table:formula="of:=[.$D$5]/[.D20]" office:value-type="float" office:value="58.2699647466713" calcext:value-type="float">
            <text:p>58,2699647466713</text:p>
          </table:table-cell>
          <table:table-cell table:formula="of:=[.E20]/[.B20]-1" office:value-type="percentage" office:value="-0.00000867408634752653" calcext:value-type="percentage">
            <text:p>0,00 %</text:p>
          </table:table-cell>
        </table:table-row>
        <table:table-row table:style-name="ro1">
          <table:table-cell/>
          <table:table-cell table:formula="of:=[.B20]*POWER(2;1/12)" office:value-type="float" office:value="61.7354126570155" calcext:value-type="float">
            <text:p>61,7354126570155</text:p>
          </table:table-cell>
          <table:table-cell/>
          <table:table-cell table:formula="of:=ROUND([.$D$5]/[.B21])" office:value-type="float" office:value="32396" calcext:value-type="float">
            <text:p>32396</text:p>
          </table:table-cell>
          <table:table-cell table:formula="of:=[.$D$5]/[.D21]" office:value-type="float" office:value="61.7360167921966" calcext:value-type="float">
            <text:p>61,7360167921966</text:p>
          </table:table-cell>
          <table:table-cell table:formula="of:=[.E21]/[.B21]-1" office:value-type="percentage" office:value="0.00000978587742483938" calcext:value-type="percentage">
            <text:p>0,00 %</text:p>
          </table:table-cell>
        </table:table-row>
        <table:table-row table:style-name="ro1">
          <table:table-cell/>
          <table:table-cell table:formula="of:=[.B21]*POWER(2;1/12)" office:value-type="float" office:value="65.4063913251497" calcext:value-type="float">
            <text:p>65,4063913251497</text:p>
          </table:table-cell>
          <table:table-cell/>
          <table:table-cell table:formula="of:=ROUND([.$D$5]/[.B22])" office:value-type="float" office:value="30578" calcext:value-type="float">
            <text:p>30578</text:p>
          </table:table-cell>
          <table:table-cell table:formula="of:=[.$D$5]/[.D22]" office:value-type="float" office:value="65.4065014062398" calcext:value-type="float">
            <text:p>65,4065014062398</text:p>
          </table:table-cell>
          <table:table-cell table:formula="of:=[.E22]/[.B22]-1" office:value-type="percentage" office:value="0.00000168303261904867" calcext:value-type="percentage">
            <text:p>0,00 %</text:p>
          </table:table-cell>
        </table:table-row>
        <table:table-row table:style-name="ro1">
          <table:table-cell/>
          <table:table-cell table:formula="of:=[.B22]*POWER(2;1/12)" office:value-type="float" office:value="69.2956577442181" calcext:value-type="float">
            <text:p>69,2956577442181</text:p>
          </table:table-cell>
          <table:table-cell/>
          <table:table-cell table:formula="of:=ROUND([.$D$5]/[.B23])" office:value-type="float" office:value="28862" calcext:value-type="float">
            <text:p>28862</text:p>
          </table:table-cell>
          <table:table-cell table:formula="of:=[.$D$5]/[.D23]" office:value-type="float" office:value="69.2952671332548" calcext:value-type="float">
            <text:p>69,2952671332548</text:p>
          </table:table-cell>
          <table:table-cell table:formula="of:=[.E23]/[.B23]-1" office:value-type="percentage" office:value="-0.00000563687503618571" calcext:value-type="percentage">
            <text:p>0,00 %</text:p>
          </table:table-cell>
        </table:table-row>
        <table:table-row table:style-name="ro1">
          <table:table-cell/>
          <table:table-cell table:formula="of:=[.B23]*POWER(2;1/12)" office:value-type="float" office:value="73.4161919793519" calcext:value-type="float">
            <text:p>73,4161919793519</text:p>
          </table:table-cell>
          <table:table-cell/>
          <table:table-cell table:formula="of:=ROUND([.$D$5]/[.B24])" office:value-type="float" office:value="27242" calcext:value-type="float">
            <text:p>27242</text:p>
          </table:table-cell>
          <table:table-cell table:formula="of:=[.$D$5]/[.D24]" office:value-type="float" office:value="73.4160487482564" calcext:value-type="float">
            <text:p>73,4160487482564</text:p>
          </table:table-cell>
          <table:table-cell table:formula="of:=[.E24]/[.B24]-1" office:value-type="percentage" office:value="-0.00000195094694632747" calcext:value-type="percentage">
            <text:p>0,00 %</text:p>
          </table:table-cell>
        </table:table-row>
        <table:table-row table:style-name="ro1">
          <table:table-cell/>
          <table:table-cell table:formula="of:=[.B24]*POWER(2;1/12)" office:value-type="float" office:value="77.7817459305203" calcext:value-type="float">
            <text:p>77,7817459305203</text:p>
          </table:table-cell>
          <table:table-cell/>
          <table:table-cell table:formula="of:=ROUND([.$D$5]/[.B25])" office:value-type="float" office:value="25713" calcext:value-type="float">
            <text:p>25713</text:p>
          </table:table-cell>
          <table:table-cell table:formula="of:=[.$D$5]/[.D25]" office:value-type="float" office:value="77.7816668611208" calcext:value-type="float">
            <text:p>77,7816668611208</text:p>
          </table:table-cell>
          <table:table-cell table:formula="of:=[.E25]/[.B25]-1" office:value-type="percentage" office:value="-0.00000101655470019502" calcext:value-type="percentage">
            <text:p>0,00 %</text:p>
          </table:table-cell>
        </table:table-row>
        <table:table-row table:style-name="ro1">
          <table:table-cell/>
          <table:table-cell table:formula="of:=[.B25]*POWER(2;1/12)" office:value-type="float" office:value="82.4068892282175" calcext:value-type="float">
            <text:p>82,4068892282175</text:p>
          </table:table-cell>
          <table:table-cell/>
          <table:table-cell table:formula="of:=ROUND([.$D$5]/[.B26])" office:value-type="float" office:value="24270" calcext:value-type="float">
            <text:p>24270</text:p>
          </table:table-cell>
          <table:table-cell table:formula="of:=[.$D$5]/[.D26]" office:value-type="float" office:value="82.4062628759786" calcext:value-type="float">
            <text:p>82,4062628759786</text:p>
          </table:table-cell>
          <table:table-cell table:formula="of:=[.E26]/[.B26]-1" office:value-type="percentage" office:value="-0.00000760072664818257" calcext:value-type="percentage">
            <text:p>0,00 %</text:p>
          </table:table-cell>
        </table:table-row>
        <table:table-row table:style-name="ro1">
          <table:table-cell/>
          <table:table-cell table:formula="of:=[.B26]*POWER(2;1/12)" office:value-type="float" office:value="87.307057858251" calcext:value-type="float">
            <text:p>87,307057858251</text:p>
          </table:table-cell>
          <table:table-cell/>
          <table:table-cell table:formula="of:=ROUND([.$D$5]/[.B27])" office:value-type="float" office:value="22908" calcext:value-type="float">
            <text:p>22908</text:p>
          </table:table-cell>
          <table:table-cell table:formula="of:=[.$D$5]/[.D27]" office:value-type="float" office:value="87.3057447180024" calcext:value-type="float">
            <text:p>87,3057447180024</text:p>
          </table:table-cell>
          <table:table-cell table:formula="of:=[.E27]/[.B27]-1" office:value-type="percentage" office:value="-0.0000150404821875894" calcext:value-type="percentage">
            <text:p>0,00 %</text:p>
          </table:table-cell>
        </table:table-row>
        <table:table-row table:style-name="ro1">
          <table:table-cell/>
          <table:table-cell table:formula="of:=[.B27]*POWER(2;1/12)" office:value-type="float" office:value="92.4986056779087" calcext:value-type="float">
            <text:p>92,4986056779087</text:p>
          </table:table-cell>
          <table:table-cell/>
          <table:table-cell table:formula="of:=ROUND([.$D$5]/[.B28])" office:value-type="float" office:value="21622" calcext:value-type="float">
            <text:p>21622</text:p>
          </table:table-cell>
          <table:table-cell table:formula="of:=[.$D$5]/[.D28]" office:value-type="float" office:value="92.4983812783276" calcext:value-type="float">
            <text:p>92,4983812783276</text:p>
          </table:table-cell>
          <table:table-cell table:formula="of:=[.E28]/[.B28]-1" office:value-type="percentage" office:value="-0.00000242597798494337" calcext:value-type="percentage">
            <text:p>0,00 %</text:p>
          </table:table-cell>
        </table:table-row>
        <table:table-row table:style-name="ro1">
          <table:table-cell/>
          <table:table-cell table:formula="of:=[.B28]*POWER(2;1/12)" office:value-type="float" office:value="97.9988589954374" calcext:value-type="float">
            <text:p>97,9988589954374</text:p>
          </table:table-cell>
          <table:table-cell/>
          <table:table-cell table:formula="of:=ROUND([.$D$5]/[.B29])" office:value-type="float" office:value="20408" calcext:value-type="float">
            <text:p>20408</text:p>
          </table:table-cell>
          <table:table-cell table:formula="of:=[.$D$5]/[.D29]" office:value-type="float" office:value="98.0007840062721" calcext:value-type="float">
            <text:p>98,0007840062721</text:p>
          </table:table-cell>
          <table:table-cell table:formula="of:=[.E29]/[.B29]-1" office:value-type="percentage" office:value="0.0000196431964047949" calcext:value-type="percentage">
            <text:p>0,00 %</text:p>
          </table:table-cell>
        </table:table-row>
        <table:table-row table:style-name="ro1">
          <table:table-cell/>
          <table:table-cell table:formula="of:=[.B29]*POWER(2;1/12)" office:value-type="float" office:value="103.826174394986" calcext:value-type="float">
            <text:p>103,826174394986</text:p>
          </table:table-cell>
          <table:table-cell/>
          <table:table-cell table:formula="of:=ROUND([.$D$5]/[.B30])" office:value-type="float" office:value="19263" calcext:value-type="float">
            <text:p>19263</text:p>
          </table:table-cell>
          <table:table-cell table:formula="of:=[.$D$5]/[.D30]" office:value-type="float" office:value="103.825987644707" calcext:value-type="float">
            <text:p>103,825987644707</text:p>
          </table:table-cell>
          <table:table-cell table:formula="of:=[.E30]/[.B30]-1" office:value-type="percentage" office:value="-0.00000179868207572653" calcext:value-type="percentage">
            <text:p>0,00 %</text:p>
          </table:table-cell>
        </table:table-row>
        <table:table-row table:style-name="ro1">
          <table:table-cell/>
          <table:table-cell table:formula="of:=[.B30]*POWER(2;1/12)" office:value-type="float" office:value="110" calcext:value-type="float">
            <text:p>110</text:p>
          </table:table-cell>
          <table:table-cell/>
          <table:table-cell table:formula="of:=ROUND([.$D$5]/[.B31])" office:value-type="float" office:value="18182" calcext:value-type="float">
            <text:p>18182</text:p>
          </table:table-cell>
          <table:table-cell table:formula="of:=[.$D$5]/[.D31]" office:value-type="float" office:value="109.998900011" calcext:value-type="float">
            <text:p>109,998900011</text:p>
          </table:table-cell>
          <table:table-cell table:formula="of:=[.E31]/[.B31]-1" office:value-type="percentage" office:value="-0.00000999990000150053" calcext:value-type="percentage">
            <text:p>0,00 %</text:p>
          </table:table-cell>
        </table:table-row>
        <table:table-row table:style-name="ro1">
          <table:table-cell/>
          <table:table-cell table:formula="of:=[.B31]*POWER(2;1/12)" office:value-type="float" office:value="116.540940379523" calcext:value-type="float">
            <text:p>116,540940379523</text:p>
          </table:table-cell>
          <table:table-cell/>
          <table:table-cell table:formula="of:=ROUND([.$D$5]/[.B32])" office:value-type="float" office:value="17161" calcext:value-type="float">
            <text:p>17161</text:p>
          </table:table-cell>
          <table:table-cell table:formula="of:=[.$D$5]/[.D32]" office:value-type="float" office:value="116.543324981062" calcext:value-type="float">
            <text:p>116,543324981062</text:p>
          </table:table-cell>
          <table:table-cell table:formula="of:=[.E32]/[.B32]-1" office:value-type="percentage" office:value="0.0000204614921710533" calcext:value-type="percentage">
            <text:p>0,00 %</text:p>
          </table:table-cell>
        </table:table-row>
        <table:table-row table:style-name="ro1">
          <table:table-cell/>
          <table:table-cell table:formula="of:=[.B32]*POWER(2;1/12)" office:value-type="float" office:value="123.470825314031" calcext:value-type="float">
            <text:p>123,470825314031</text:p>
          </table:table-cell>
          <table:table-cell/>
          <table:table-cell table:formula="of:=ROUND([.$D$5]/[.B33])" office:value-type="float" office:value="16198" calcext:value-type="float">
            <text:p>16198</text:p>
          </table:table-cell>
          <table:table-cell table:formula="of:=[.$D$5]/[.D33]" office:value-type="float" office:value="123.472033584393" calcext:value-type="float">
            <text:p>123,472033584393</text:p>
          </table:table-cell>
          <table:table-cell table:formula="of:=[.E33]/[.B33]-1" office:value-type="percentage" office:value="0.00000978587742461734" calcext:value-type="percentage">
            <text:p>0,00 %</text:p>
          </table:table-cell>
        </table:table-row>
        <table:table-row table:style-name="ro1">
          <table:table-cell/>
          <table:table-cell table:formula="of:=[.B33]*POWER(2;1/12)" office:value-type="float" office:value="130.812782650299" calcext:value-type="float">
            <text:p>130,812782650299</text:p>
          </table:table-cell>
          <table:table-cell/>
          <table:table-cell table:formula="of:=ROUND([.$D$5]/[.B34])" office:value-type="float" office:value="15289" calcext:value-type="float">
            <text:p>15289</text:p>
          </table:table-cell>
          <table:table-cell table:formula="of:=[.$D$5]/[.D34]" office:value-type="float" office:value="130.81300281248" calcext:value-type="float">
            <text:p>130,81300281248</text:p>
          </table:table-cell>
          <table:table-cell table:formula="of:=[.E34]/[.B34]-1" office:value-type="percentage" office:value="0.00000168303261882663" calcext:value-type="percentage">
            <text:p>0,00 %</text:p>
          </table:table-cell>
        </table:table-row>
        <table:table-row table:style-name="ro1">
          <table:table-cell/>
          <table:table-cell table:formula="of:=[.B34]*POWER(2;1/12)" office:value-type="float" office:value="138.591315488436" calcext:value-type="float">
            <text:p>138,591315488436</text:p>
          </table:table-cell>
          <table:table-cell/>
          <table:table-cell table:formula="of:=ROUND([.$D$5]/[.B35])" office:value-type="float" office:value="14431" calcext:value-type="float">
            <text:p>14431</text:p>
          </table:table-cell>
          <table:table-cell table:formula="of:=[.$D$5]/[.D35]" office:value-type="float" office:value="138.59053426651" calcext:value-type="float">
            <text:p>138,59053426651</text:p>
          </table:table-cell>
          <table:table-cell table:formula="of:=[.E35]/[.B35]-1" office:value-type="percentage" office:value="-0.00000563687503651877" calcext:value-type="percentage">
            <text:p>0,00 %</text:p>
          </table:table-cell>
        </table:table-row>
        <table:table-row table:style-name="ro1">
          <table:table-cell/>
          <table:table-cell table:formula="of:=[.B35]*POWER(2;1/12)" office:value-type="float" office:value="146.832383958704" calcext:value-type="float">
            <text:p>146,832383958704</text:p>
          </table:table-cell>
          <table:table-cell/>
          <table:table-cell table:formula="of:=ROUND([.$D$5]/[.B36])" office:value-type="float" office:value="13621" calcext:value-type="float">
            <text:p>13621</text:p>
          </table:table-cell>
          <table:table-cell table:formula="of:=[.$D$5]/[.D36]" office:value-type="float" office:value="146.832097496513" calcext:value-type="float">
            <text:p>146,832097496513</text:p>
          </table:table-cell>
          <table:table-cell table:formula="of:=[.E36]/[.B36]-1" office:value-type="percentage" office:value="-0.00000195094694666054" calcext:value-type="percentage">
            <text:p>0,00 %</text:p>
          </table:table-cell>
        </table:table-row>
        <table:table-row table:style-name="ro1">
          <table:table-cell/>
          <table:table-cell table:formula="of:=[.B36]*POWER(2;1/12)" office:value-type="float" office:value="155.563491861041" calcext:value-type="float">
            <text:p>155,563491861041</text:p>
          </table:table-cell>
          <table:table-cell/>
          <table:table-cell table:formula="of:=ROUND([.$D$5]/[.B37])" office:value-type="float" office:value="12856" calcext:value-type="float">
            <text:p>12856</text:p>
          </table:table-cell>
          <table:table-cell table:formula="of:=[.$D$5]/[.D37]" office:value-type="float" office:value="155.56938394524" calcext:value-type="float">
            <text:p>155,56938394524</text:p>
          </table:table-cell>
          <table:table-cell table:formula="of:=[.E37]/[.B37]-1" office:value-type="percentage" office:value="0.0000378757517491834" calcext:value-type="percentage">
            <text:p>0,00 %</text:p>
          </table:table-cell>
        </table:table-row>
        <table:table-row table:style-name="ro1">
          <table:table-cell/>
          <table:table-cell table:formula="of:=[.B37]*POWER(2;1/12)" office:value-type="float" office:value="164.813778456435" calcext:value-type="float">
            <text:p>164,813778456435</text:p>
          </table:table-cell>
          <table:table-cell/>
          <table:table-cell table:formula="of:=ROUND([.$D$5]/[.B38])" office:value-type="float" office:value="12135" calcext:value-type="float">
            <text:p>12135</text:p>
          </table:table-cell>
          <table:table-cell table:formula="of:=[.$D$5]/[.D38]" office:value-type="float" office:value="164.812525751957" calcext:value-type="float">
            <text:p>164,812525751957</text:p>
          </table:table-cell>
          <table:table-cell table:formula="of:=[.E38]/[.B38]-1" office:value-type="percentage" office:value="-0.00000760072664873768" calcext:value-type="percentage">
            <text:p>0,00 %</text:p>
          </table:table-cell>
        </table:table-row>
        <table:table-row table:style-name="ro1">
          <table:table-cell/>
          <table:table-cell table:formula="of:=[.B38]*POWER(2;1/12)" office:value-type="float" office:value="174.614115716502" calcext:value-type="float">
            <text:p>174,614115716502</text:p>
          </table:table-cell>
          <table:table-cell/>
          <table:table-cell table:formula="of:=ROUND([.$D$5]/[.B39])" office:value-type="float" office:value="11454" calcext:value-type="float">
            <text:p>11454</text:p>
          </table:table-cell>
          <table:table-cell table:formula="of:=[.$D$5]/[.D39]" office:value-type="float" office:value="174.611489436005" calcext:value-type="float">
            <text:p>174,611489436005</text:p>
          </table:table-cell>
          <table:table-cell table:formula="of:=[.E39]/[.B39]-1" office:value-type="percentage" office:value="-0.0000150404821881445" calcext:value-type="percentage">
            <text:p>0,00 %</text:p>
          </table:table-cell>
        </table:table-row>
        <table:table-row table:style-name="ro1">
          <table:table-cell/>
          <table:table-cell table:formula="of:=[.B39]*POWER(2;1/12)" office:value-type="float" office:value="184.997211355817" calcext:value-type="float">
            <text:p>184,997211355817</text:p>
          </table:table-cell>
          <table:table-cell/>
          <table:table-cell table:formula="of:=ROUND([.$D$5]/[.B40])" office:value-type="float" office:value="10811" calcext:value-type="float">
            <text:p>10811</text:p>
          </table:table-cell>
          <table:table-cell table:formula="of:=[.$D$5]/[.D40]" office:value-type="float" office:value="184.996762556655" calcext:value-type="float">
            <text:p>184,996762556655</text:p>
          </table:table-cell>
          <table:table-cell table:formula="of:=[.E40]/[.B40]-1" office:value-type="percentage" office:value="-0.00000242597798560951" calcext:value-type="percentage">
            <text:p>0,00 %</text:p>
          </table:table-cell>
        </table:table-row>
        <table:table-row table:style-name="ro1">
          <table:table-cell/>
          <table:table-cell table:formula="of:=[.B40]*POWER(2;1/12)" office:value-type="float" office:value="195.997717990875" calcext:value-type="float">
            <text:p>195,997717990875</text:p>
          </table:table-cell>
          <table:table-cell/>
          <table:table-cell table:formula="of:=ROUND([.$D$5]/[.B41])" office:value-type="float" office:value="10204" calcext:value-type="float">
            <text:p>10204</text:p>
          </table:table-cell>
          <table:table-cell table:formula="of:=[.$D$5]/[.D41]" office:value-type="float" office:value="196.001568012544" calcext:value-type="float">
            <text:p>196,001568012544</text:p>
          </table:table-cell>
          <table:table-cell table:formula="of:=[.E41]/[.B41]-1" office:value-type="percentage" office:value="0.0000196431964041288" calcext:value-type="percentage">
            <text:p>0,00 %</text:p>
          </table:table-cell>
        </table:table-row>
        <table:table-row table:style-name="ro1">
          <table:table-cell/>
          <table:table-cell table:formula="of:=[.B41]*POWER(2;1/12)" office:value-type="float" office:value="207.652348789973" calcext:value-type="float">
            <text:p>207,652348789973</text:p>
          </table:table-cell>
          <table:table-cell/>
          <table:table-cell table:formula="of:=ROUND([.$D$5]/[.B42])" office:value-type="float" office:value="9631" calcext:value-type="float">
            <text:p>9631</text:p>
          </table:table-cell>
          <table:table-cell table:formula="of:=[.$D$5]/[.D42]" office:value-type="float" office:value="207.662755684768" calcext:value-type="float">
            <text:p>207,662755684768</text:p>
          </table:table-cell>
          <table:table-cell table:formula="of:=[.E42]/[.B42]-1" office:value-type="percentage" office:value="0.0000501169134652368" calcext:value-type="percentage">
            <text:p>0,01 %</text:p>
          </table:table-cell>
        </table:table-row>
        <table:table-row table:style-name="ro1">
          <table:table-cell/>
          <table:table-cell table:formula="of:=[.B42]*POWER(2;1/12)" office:value-type="float" office:value="220" calcext:value-type="float">
            <text:p>220</text:p>
          </table:table-cell>
          <table:table-cell/>
          <table:table-cell table:formula="of:=ROUND([.$D$5]/[.B43])" office:value-type="float" office:value="9091" calcext:value-type="float">
            <text:p>9091</text:p>
          </table:table-cell>
          <table:table-cell table:formula="of:=[.$D$5]/[.D43]" office:value-type="float" office:value="219.997800022" calcext:value-type="float">
            <text:p>219,997800022</text:p>
          </table:table-cell>
          <table:table-cell table:formula="of:=[.E43]/[.B43]-1" office:value-type="percentage" office:value="-0.00000999990000216666" calcext:value-type="percentage">
            <text:p>0,00 %</text:p>
          </table:table-cell>
        </table:table-row>
        <table:table-row table:style-name="ro1">
          <table:table-cell/>
          <table:table-cell table:formula="of:=[.B43]*POWER(2;1/12)" office:value-type="float" office:value="233.081880759045" calcext:value-type="float">
            <text:p>233,081880759045</text:p>
          </table:table-cell>
          <table:table-cell/>
          <table:table-cell table:formula="of:=ROUND([.$D$5]/[.B44])" office:value-type="float" office:value="8581" calcext:value-type="float">
            <text:p>8581</text:p>
          </table:table-cell>
          <table:table-cell table:formula="of:=[.$D$5]/[.D44]" office:value-type="float" office:value="233.073068406946" calcext:value-type="float">
            <text:p>233,073068406946</text:p>
          </table:table-cell>
          <table:table-cell table:formula="of:=[.E44]/[.B44]-1" office:value-type="percentage" office:value="-0.00003780796718722" calcext:value-type="percentage">
            <text:p>0,00 %</text:p>
          </table:table-cell>
        </table:table-row>
        <table:table-row table:style-name="ro1">
          <table:table-cell/>
          <table:table-cell table:formula="of:=[.B44]*POWER(2;1/12)" office:value-type="float" office:value="246.941650628062" calcext:value-type="float">
            <text:p>246,941650628062</text:p>
          </table:table-cell>
          <table:table-cell/>
          <table:table-cell table:formula="of:=ROUND([.$D$5]/[.B45])" office:value-type="float" office:value="8099" calcext:value-type="float">
            <text:p>8099</text:p>
          </table:table-cell>
          <table:table-cell table:formula="of:=[.$D$5]/[.D45]" office:value-type="float" office:value="246.944067168786" calcext:value-type="float">
            <text:p>246,944067168786</text:p>
          </table:table-cell>
          <table:table-cell table:formula="of:=[.E45]/[.B45]-1" office:value-type="percentage" office:value="0.00000978587742372916" calcext:value-type="percentage">
            <text:p>0,00 %</text:p>
          </table:table-cell>
        </table:table-row>
        <table:table-row table:style-name="ro1">
          <table:table-cell/>
          <table:table-cell table:formula="of:=[.B45]*POWER(2;1/12)" office:value-type="float" office:value="261.625565300599" calcext:value-type="float">
            <text:p>261,625565300599</text:p>
          </table:table-cell>
          <table:table-cell/>
          <table:table-cell table:formula="of:=ROUND([.$D$5]/[.B46])" office:value-type="float" office:value="7645" calcext:value-type="float">
            <text:p>7645</text:p>
          </table:table-cell>
          <table:table-cell table:formula="of:=[.$D$5]/[.D46]" office:value-type="float" office:value="261.60889470242" calcext:value-type="float">
            <text:p>261,60889470242</text:p>
          </table:table-cell>
          <table:table-cell table:formula="of:=[.E46]/[.B46]-1" office:value-type="percentage" office:value="-0.0000637193011314707" calcext:value-type="percentage">
            <text:p>-0,01 %</text:p>
          </table:table-cell>
        </table:table-row>
        <table:table-row table:style-name="ro1">
          <table:table-cell/>
          <table:table-cell table:formula="of:=[.B46]*POWER(2;1/12)" office:value-type="float" office:value="277.182630976872" calcext:value-type="float">
            <text:p>277,182630976872</text:p>
          </table:table-cell>
          <table:table-cell/>
          <table:table-cell table:formula="of:=ROUND([.$D$5]/[.B47])" office:value-type="float" office:value="7215" calcext:value-type="float">
            <text:p>7215</text:p>
          </table:table-cell>
          <table:table-cell table:formula="of:=[.$D$5]/[.D47]" office:value-type="float" office:value="277.200277200277" calcext:value-type="float">
            <text:p>277,200277200277</text:p>
          </table:table-cell>
          <table:table-cell table:formula="of:=[.E47]/[.B47]-1" office:value-type="percentage" office:value="0.0000636628036270181" calcext:value-type="percentage">
            <text:p>0,01 %</text:p>
          </table:table-cell>
        </table:table-row>
        <table:table-row table:style-name="ro1">
          <table:table-cell/>
          <table:table-cell table:formula="of:=[.B47]*POWER(2;1/12)" office:value-type="float" office:value="293.664767917408" calcext:value-type="float">
            <text:p>293,664767917408</text:p>
          </table:table-cell>
          <table:table-cell/>
          <table:table-cell table:formula="of:=ROUND([.$D$5]/[.B48])" office:value-type="float" office:value="6810" calcext:value-type="float">
            <text:p>6810</text:p>
          </table:table-cell>
          <table:table-cell table:formula="of:=[.$D$5]/[.D48]" office:value-type="float" office:value="293.685756240822" calcext:value-type="float">
            <text:p>293,685756240822</text:p>
          </table:table-cell>
          <table:table-cell table:formula="of:=[.E48]/[.B48]-1" office:value-type="percentage" office:value="0.0000714703488715607" calcext:value-type="percentage">
            <text:p>0,01 %</text:p>
          </table:table-cell>
        </table:table-row>
        <table:table-row table:style-name="ro1">
          <table:table-cell/>
          <table:table-cell table:formula="of:=[.B48]*POWER(2;1/12)" office:value-type="float" office:value="311.126983722081" calcext:value-type="float">
            <text:p>311,126983722081</text:p>
          </table:table-cell>
          <table:table-cell/>
          <table:table-cell table:formula="of:=ROUND([.$D$5]/[.B49])" office:value-type="float" office:value="6428" calcext:value-type="float">
            <text:p>6428</text:p>
          </table:table-cell>
          <table:table-cell table:formula="of:=[.$D$5]/[.D49]" office:value-type="float" office:value="311.138767890479" calcext:value-type="float">
            <text:p>311,138767890479</text:p>
          </table:table-cell>
          <table:table-cell table:formula="of:=[.E49]/[.B49]-1" office:value-type="percentage" office:value="0.0000378757517485173" calcext:value-type="percentage">
            <text:p>0,00 %</text:p>
          </table:table-cell>
        </table:table-row>
        <table:table-row table:style-name="ro1">
          <table:table-cell/>
          <table:table-cell table:formula="of:=[.B49]*POWER(2;1/12)" office:value-type="float" office:value="329.62755691287" calcext:value-type="float">
            <text:p>329,62755691287</text:p>
          </table:table-cell>
          <table:table-cell/>
          <table:table-cell table:formula="of:=ROUND([.$D$5]/[.B50])" office:value-type="float" office:value="6067" calcext:value-type="float">
            <text:p>6067</text:p>
          </table:table-cell>
          <table:table-cell table:formula="of:=[.$D$5]/[.D50]" office:value-type="float" office:value="329.652216911159" calcext:value-type="float">
            <text:p>329,652216911159</text:p>
          </table:table-cell>
          <table:table-cell table:formula="of:=[.E50]/[.B50]-1" office:value-type="percentage" office:value="0.0000748117011795113" calcext:value-type="percentage">
            <text:p>0,01 %</text:p>
          </table:table-cell>
        </table:table-row>
        <table:table-row table:style-name="ro1">
          <table:table-cell/>
          <table:table-cell table:formula="of:=[.B50]*POWER(2;1/12)" office:value-type="float" office:value="349.228231433004" calcext:value-type="float">
            <text:p>349,228231433004</text:p>
          </table:table-cell>
          <table:table-cell/>
          <table:table-cell table:formula="of:=ROUND([.$D$5]/[.B51])" office:value-type="float" office:value="5727" calcext:value-type="float">
            <text:p>5727</text:p>
          </table:table-cell>
          <table:table-cell table:formula="of:=[.$D$5]/[.D51]" office:value-type="float" office:value="349.22297887201" calcext:value-type="float">
            <text:p>349,22297887201</text:p>
          </table:table-cell>
          <table:table-cell table:formula="of:=[.E51]/[.B51]-1" office:value-type="percentage" office:value="-0.0000150404821886996" calcext:value-type="percentage">
            <text:p>0,00 %</text:p>
          </table:table-cell>
        </table:table-row>
        <table:table-row table:style-name="ro1">
          <table:table-cell/>
          <table:table-cell table:formula="of:=[.B51]*POWER(2;1/12)" office:value-type="float" office:value="369.994422711635" calcext:value-type="float">
            <text:p>369,994422711635</text:p>
          </table:table-cell>
          <table:table-cell/>
          <table:table-cell table:formula="of:=ROUND([.$D$5]/[.B52])" office:value-type="float" office:value="5405" calcext:value-type="float">
            <text:p>5405</text:p>
          </table:table-cell>
          <table:table-cell table:formula="of:=[.$D$5]/[.D52]" office:value-type="float" office:value="370.027752081406" calcext:value-type="float">
            <text:p>370,027752081406</text:p>
          </table:table-cell>
          <table:table-cell table:formula="of:=[.E52]/[.B52]-1" office:value-type="percentage" office:value="0.0000900807356143396" calcext:value-type="percentage">
            <text:p>0,01 %</text:p>
          </table:table-cell>
        </table:table-row>
        <table:table-row table:style-name="ro1">
          <table:table-cell/>
          <table:table-cell table:formula="of:=[.B52]*POWER(2;1/12)" office:value-type="float" office:value="391.99543598175" calcext:value-type="float">
            <text:p>391,99543598175</text:p>
          </table:table-cell>
          <table:table-cell/>
          <table:table-cell table:formula="of:=ROUND([.$D$5]/[.B53])" office:value-type="float" office:value="5102" calcext:value-type="float">
            <text:p>5102</text:p>
          </table:table-cell>
          <table:table-cell table:formula="of:=[.$D$5]/[.D53]" office:value-type="float" office:value="392.003136025088" calcext:value-type="float">
            <text:p>392,003136025088</text:p>
          </table:table-cell>
          <table:table-cell table:formula="of:=[.E53]/[.B53]-1" office:value-type="percentage" office:value="0.0000196431964034627" calcext:value-type="percentage">
            <text:p>0,00 %</text:p>
          </table:table-cell>
        </table:table-row>
        <table:table-row table:style-name="ro1">
          <table:table-cell/>
          <table:table-cell table:formula="of:=[.B53]*POWER(2;1/12)" office:value-type="float" office:value="415.304697579946" calcext:value-type="float">
            <text:p>415,304697579946</text:p>
          </table:table-cell>
          <table:table-cell/>
          <table:table-cell table:formula="of:=ROUND([.$D$5]/[.B54])" office:value-type="float" office:value="4816" calcext:value-type="float">
            <text:p>4816</text:p>
          </table:table-cell>
          <table:table-cell table:formula="of:=[.$D$5]/[.D54]" office:value-type="float" office:value="415.282392026578" calcext:value-type="float">
            <text:p>415,282392026578</text:p>
          </table:table-cell>
          <table:table-cell table:formula="of:=[.E54]/[.B54]-1" office:value-type="percentage" office:value="-0.0000537088877100578" calcext:value-type="percentage">
            <text:p>-0,01 %</text:p>
          </table:table-cell>
        </table:table-row>
        <table:table-row table:style-name="ro1">
          <table:table-cell/>
          <table:table-cell table:formula="of:=[.B54]*POWER(2;1/12)" office:value-type="float" office:value="440.000000000001" calcext:value-type="float">
            <text:p>440,000000000001</text:p>
          </table:table-cell>
          <table:table-cell/>
          <table:table-cell table:formula="of:=ROUND([.$D$5]/[.B55])" office:value-type="float" office:value="4545" calcext:value-type="float">
            <text:p>4545</text:p>
          </table:table-cell>
          <table:table-cell table:formula="of:=[.$D$5]/[.D55]" office:value-type="float" office:value="440.04400440044" calcext:value-type="float">
            <text:p>440,04400440044</text:p>
          </table:table-cell>
          <table:table-cell table:formula="of:=[.E55]/[.B55]-1" office:value-type="percentage" office:value="0.000100010000998241" calcext:value-type="percentage">
            <text:p>0,01 %</text:p>
          </table:table-cell>
        </table:table-row>
        <table:table-row table:style-name="ro1">
          <table:table-cell/>
          <table:table-cell table:formula="of:=[.B55]*POWER(2;1/12)" office:value-type="float" office:value="466.163761518091" calcext:value-type="float">
            <text:p>466,163761518091</text:p>
          </table:table-cell>
          <table:table-cell/>
          <table:table-cell table:formula="of:=ROUND([.$D$5]/[.B56])" office:value-type="float" office:value="4290" calcext:value-type="float">
            <text:p>4290</text:p>
          </table:table-cell>
          <table:table-cell table:formula="of:=[.$D$5]/[.D56]" office:value-type="float" office:value="466.200466200466" calcext:value-type="float">
            <text:p>466,200466200466</text:p>
          </table:table-cell>
          <table:table-cell table:formula="of:=[.E56]/[.B56]-1" office:value-type="percentage" office:value="0.0000787377428392855" calcext:value-type="percentage">
            <text:p>0,01 %</text:p>
          </table:table-cell>
        </table:table-row>
        <table:table-row table:style-name="ro1">
          <table:table-cell/>
          <table:table-cell table:formula="of:=[.B56]*POWER(2;1/12)" office:value-type="float" office:value="493.883301256125" calcext:value-type="float">
            <text:p>493,883301256125</text:p>
          </table:table-cell>
          <table:table-cell/>
          <table:table-cell table:formula="of:=ROUND([.$D$5]/[.B57])" office:value-type="float" office:value="4050" calcext:value-type="float">
            <text:p>4050</text:p>
          </table:table-cell>
          <table:table-cell table:formula="of:=[.$D$5]/[.D57]" office:value-type="float" office:value="493.827160493827" calcext:value-type="float">
            <text:p>493,827160493827</text:p>
          </table:table-cell>
          <table:table-cell table:formula="of:=[.E57]/[.B57]-1" office:value-type="percentage" office:value="-0.000113672120833241" calcext:value-type="percentage">
            <text:p>-0,01 %</text:p>
          </table:table-cell>
        </table:table-row>
        <table:table-row table:style-name="ro1">
          <table:table-cell/>
          <table:table-cell table:formula="of:=[.B57]*POWER(2;1/12)" office:value-type="float" office:value="523.251130601198" calcext:value-type="float">
            <text:p>523,251130601198</text:p>
          </table:table-cell>
          <table:table-cell/>
          <table:table-cell table:formula="of:=ROUND([.$D$5]/[.B58])" office:value-type="float" office:value="3822" calcext:value-type="float">
            <text:p>3822</text:p>
          </table:table-cell>
          <table:table-cell table:formula="of:=[.$D$5]/[.D58]" office:value-type="float" office:value="523.286237571952" calcext:value-type="float">
            <text:p>523,286237571952</text:p>
          </table:table-cell>
          <table:table-cell table:formula="of:=[.E58]/[.B58]-1" office:value-type="percentage" office:value="0.0000670939224023392" calcext:value-type="percentage">
            <text:p>0,01 %</text:p>
          </table:table-cell>
        </table:table-row>
        <table:table-row table:style-name="ro1">
          <table:table-cell/>
          <table:table-cell table:formula="of:=[.B58]*POWER(2;1/12)" office:value-type="float" office:value="554.365261953745" calcext:value-type="float">
            <text:p>554,365261953745</text:p>
          </table:table-cell>
          <table:table-cell/>
          <table:table-cell table:formula="of:=ROUND([.$D$5]/[.B59])" office:value-type="float" office:value="3608" calcext:value-type="float">
            <text:p>3608</text:p>
          </table:table-cell>
          <table:table-cell table:formula="of:=[.$D$5]/[.D59]" office:value-type="float" office:value="554.323725055432" calcext:value-type="float">
            <text:p>554,323725055432</text:p>
          </table:table-cell>
          <table:table-cell table:formula="of:=[.E59]/[.B59]-1" office:value-type="percentage" office:value="-0.0000749269500879279" calcext:value-type="percentage">
            <text:p>-0,01 %</text:p>
          </table:table-cell>
        </table:table-row>
        <table:table-row table:style-name="ro1">
          <table:table-cell/>
          <table:table-cell table:formula="of:=[.B59]*POWER(2;1/12)" office:value-type="float" office:value="587.329535834816" calcext:value-type="float">
            <text:p>587,329535834816</text:p>
          </table:table-cell>
          <table:table-cell/>
          <table:table-cell table:formula="of:=ROUND([.$D$5]/[.B60])" office:value-type="float" office:value="3405" calcext:value-type="float">
            <text:p>3405</text:p>
          </table:table-cell>
          <table:table-cell table:formula="of:=[.$D$5]/[.D60]" office:value-type="float" office:value="587.371512481645" calcext:value-type="float">
            <text:p>587,371512481645</text:p>
          </table:table-cell>
          <table:table-cell table:formula="of:=[.E60]/[.B60]-1" office:value-type="percentage" office:value="0.0000714703488711166" calcext:value-type="percentage">
            <text:p>0,01 %</text:p>
          </table:table-cell>
        </table:table-row>
        <table:table-row table:style-name="ro1">
          <table:table-cell/>
          <table:table-cell table:formula="of:=[.B60]*POWER(2;1/12)" office:value-type="float" office:value="622.253967444163" calcext:value-type="float">
            <text:p>622,253967444163</text:p>
          </table:table-cell>
          <table:table-cell/>
          <table:table-cell table:formula="of:=ROUND([.$D$5]/[.B61])" office:value-type="float" office:value="3214" calcext:value-type="float">
            <text:p>3214</text:p>
          </table:table-cell>
          <table:table-cell table:formula="of:=[.$D$5]/[.D61]" office:value-type="float" office:value="622.277535780958" calcext:value-type="float">
            <text:p>622,277535780958</text:p>
          </table:table-cell>
          <table:table-cell table:formula="of:=[.E61]/[.B61]-1" office:value-type="percentage" office:value="0.0000378757517480732" calcext:value-type="percentage">
            <text:p>0,00 %</text:p>
          </table:table-cell>
        </table:table-row>
        <table:table-row table:style-name="ro1">
          <table:table-cell/>
          <table:table-cell table:formula="of:=[.B61]*POWER(2;1/12)" office:value-type="float" office:value="659.255113825741" calcext:value-type="float">
            <text:p>659,255113825741</text:p>
          </table:table-cell>
          <table:table-cell/>
          <table:table-cell table:formula="of:=ROUND([.$D$5]/[.B62])" office:value-type="float" office:value="3034" calcext:value-type="float">
            <text:p>3034</text:p>
          </table:table-cell>
          <table:table-cell table:formula="of:=[.$D$5]/[.D62]" office:value-type="float" office:value="659.195781147001" calcext:value-type="float">
            <text:p>659,195781147001</text:p>
          </table:table-cell>
          <table:table-cell table:formula="of:=[.E62]/[.B62]-1" office:value-type="percentage" office:value="-0.000089999572997268" calcext:value-type="percentage">
            <text:p>-0,01 %</text:p>
          </table:table-cell>
        </table:table-row>
        <table:table-row table:style-name="ro1">
          <table:table-cell/>
          <table:table-cell table:formula="of:=[.B62]*POWER(2;1/12)" office:value-type="float" office:value="698.456462866009" calcext:value-type="float">
            <text:p>698,456462866009</text:p>
          </table:table-cell>
          <table:table-cell/>
          <table:table-cell table:formula="of:=ROUND([.$D$5]/[.B63])" office:value-type="float" office:value="2863" calcext:value-type="float">
            <text:p>2863</text:p>
          </table:table-cell>
          <table:table-cell table:formula="of:=[.$D$5]/[.D63]" office:value-type="float" office:value="698.56793573175" calcext:value-type="float">
            <text:p>698,56793573175</text:p>
          </table:table-cell>
          <table:table-cell table:formula="of:=[.E63]/[.B63]-1" office:value-type="percentage" office:value="0.00015959887504402" calcext:value-type="percentage">
            <text:p>0,02 %</text:p>
          </table:table-cell>
        </table:table-row>
        <table:table-row table:style-name="ro1">
          <table:table-cell/>
          <table:table-cell table:formula="of:=[.B63]*POWER(2;1/12)" office:value-type="float" office:value="739.98884542327" calcext:value-type="float">
            <text:p>739,98884542327</text:p>
          </table:table-cell>
          <table:table-cell/>
          <table:table-cell table:formula="of:=ROUND([.$D$5]/[.B64])" office:value-type="float" office:value="2703" calcext:value-type="float">
            <text:p>2703</text:p>
          </table:table-cell>
          <table:table-cell table:formula="of:=[.$D$5]/[.D64]" office:value-type="float" office:value="739.918608953015" calcext:value-type="float">
            <text:p>739,918608953015</text:p>
          </table:table-cell>
          <table:table-cell table:formula="of:=[.E64]/[.B64]-1" office:value-type="percentage" office:value="-0.0000949155797274059" calcext:value-type="percentage">
            <text:p>-0,01 %</text:p>
          </table:table-cell>
        </table:table-row>
        <table:table-row table:style-name="ro1">
          <table:table-cell/>
          <table:table-cell table:formula="of:=[.B64]*POWER(2;1/12)" office:value-type="float" office:value="783.9908719635" calcext:value-type="float">
            <text:p>783,9908719635</text:p>
          </table:table-cell>
          <table:table-cell/>
          <table:table-cell table:formula="of:=ROUND([.$D$5]/[.B65])" office:value-type="float" office:value="2551" calcext:value-type="float">
            <text:p>2551</text:p>
          </table:table-cell>
          <table:table-cell table:formula="of:=[.$D$5]/[.D65]" office:value-type="float" office:value="784.006272050176" calcext:value-type="float">
            <text:p>784,006272050176</text:p>
          </table:table-cell>
          <table:table-cell table:formula="of:=[.E65]/[.B65]-1" office:value-type="percentage" office:value="0.0000196431964030186" calcext:value-type="percentage">
            <text:p>0,00 %</text:p>
          </table:table-cell>
        </table:table-row>
        <table:table-row table:style-name="ro1">
          <table:table-cell/>
          <table:table-cell table:formula="of:=[.B65]*POWER(2;1/12)" office:value-type="float" office:value="830.609395159892" calcext:value-type="float">
            <text:p>830,609395159892</text:p>
          </table:table-cell>
          <table:table-cell/>
          <table:table-cell table:formula="of:=ROUND([.$D$5]/[.B66])" office:value-type="float" office:value="2408" calcext:value-type="float">
            <text:p>2408</text:p>
          </table:table-cell>
          <table:table-cell table:formula="of:=[.$D$5]/[.D66]" office:value-type="float" office:value="830.564784053156" calcext:value-type="float">
            <text:p>830,564784053156</text:p>
          </table:table-cell>
          <table:table-cell table:formula="of:=[.E66]/[.B66]-1" office:value-type="percentage" office:value="-0.0000537088877106129" calcext:value-type="percentage">
            <text:p>-0,01 %</text:p>
          </table:table-cell>
        </table:table-row>
        <table:table-row table:style-name="ro1">
          <table:table-cell/>
          <table:table-cell table:formula="of:=[.B66]*POWER(2;1/12)" office:value-type="float" office:value="880.000000000002" calcext:value-type="float">
            <text:p>880,000000000002</text:p>
          </table:table-cell>
          <table:table-cell/>
          <table:table-cell table:formula="of:=ROUND([.$D$5]/[.B67])" office:value-type="float" office:value="2273" calcext:value-type="float">
            <text:p>2273</text:p>
          </table:table-cell>
          <table:table-cell table:formula="of:=[.$D$5]/[.D67]" office:value-type="float" office:value="879.89441267048" calcext:value-type="float">
            <text:p>879,89441267048</text:p>
          </table:table-cell>
          <table:table-cell table:formula="of:=[.E67]/[.B67]-1" office:value-type="percentage" office:value="-0.000119985601730099" calcext:value-type="percentage">
            <text:p>-0,01 %</text:p>
          </table:table-cell>
        </table:table-row>
        <table:table-row table:style-name="ro1">
          <table:table-cell/>
          <table:table-cell table:formula="of:=[.B67]*POWER(2;1/12)" office:value-type="float" office:value="932.327523036182" calcext:value-type="float">
            <text:p>932,327523036182</text:p>
          </table:table-cell>
          <table:table-cell/>
          <table:table-cell table:formula="of:=ROUND([.$D$5]/[.B68])" office:value-type="float" office:value="2145" calcext:value-type="float">
            <text:p>2145</text:p>
          </table:table-cell>
          <table:table-cell table:formula="of:=[.$D$5]/[.D68]" office:value-type="float" office:value="932.400932400932" calcext:value-type="float">
            <text:p>932,400932400932</text:p>
          </table:table-cell>
          <table:table-cell table:formula="of:=[.E68]/[.B68]-1" office:value-type="percentage" office:value="0.0000787377428388414" calcext:value-type="percentage">
            <text:p>0,01 %</text:p>
          </table:table-cell>
        </table:table-row>
        <table:table-row table:style-name="ro1">
          <table:table-cell/>
          <table:table-cell table:formula="of:=[.B68]*POWER(2;1/12)" office:value-type="float" office:value="987.76660251225" calcext:value-type="float">
            <text:p>987,76660251225</text:p>
          </table:table-cell>
          <table:table-cell/>
          <table:table-cell table:formula="of:=ROUND([.$D$5]/[.B69])" office:value-type="float" office:value="2025" calcext:value-type="float">
            <text:p>2025</text:p>
          </table:table-cell>
          <table:table-cell table:formula="of:=[.$D$5]/[.D69]" office:value-type="float" office:value="987.654320987654" calcext:value-type="float">
            <text:p>987,654320987654</text:p>
          </table:table-cell>
          <table:table-cell table:formula="of:=[.E69]/[.B69]-1" office:value-type="percentage" office:value="-0.000113672120833686" calcext:value-type="percentage">
            <text:p>-0,01 %</text:p>
          </table:table-cell>
        </table:table-row>
        <table:table-row table:style-name="ro1">
          <table:table-cell/>
          <table:table-cell table:formula="of:=[.B69]*POWER(2;1/12)" office:value-type="float" office:value="1046.5022612024" calcext:value-type="float">
            <text:p>1046,5022612024</text:p>
          </table:table-cell>
          <table:table-cell/>
          <table:table-cell table:formula="of:=ROUND([.$D$5]/[.B70])" office:value-type="float" office:value="1911" calcext:value-type="float">
            <text:p>1911</text:p>
          </table:table-cell>
          <table:table-cell table:formula="of:=[.$D$5]/[.D70]" office:value-type="float" office:value="1046.5724751439" calcext:value-type="float">
            <text:p>1046,5724751439</text:p>
          </table:table-cell>
          <table:table-cell table:formula="of:=[.E70]/[.B70]-1" office:value-type="percentage" office:value="0.0000670939224018952" calcext:value-type="percentage">
            <text:p>0,01 %</text:p>
          </table:table-cell>
        </table:table-row>
        <table:table-row table:style-name="ro1">
          <table:table-cell/>
          <table:table-cell table:formula="of:=[.B70]*POWER(2;1/12)" office:value-type="float" office:value="1108.73052390749" calcext:value-type="float">
            <text:p>1108,73052390749</text:p>
          </table:table-cell>
          <table:table-cell/>
          <table:table-cell table:formula="of:=ROUND([.$D$5]/[.B71])" office:value-type="float" office:value="1804" calcext:value-type="float">
            <text:p>1804</text:p>
          </table:table-cell>
          <table:table-cell table:formula="of:=[.$D$5]/[.D71]" office:value-type="float" office:value="1108.64745011086" calcext:value-type="float">
            <text:p>1108,64745011086</text:p>
          </table:table-cell>
          <table:table-cell table:formula="of:=[.E71]/[.B71]-1" office:value-type="percentage" office:value="-0.000074926950088261" calcext:value-type="percentage">
            <text:p>-0,01 %</text:p>
          </table:table-cell>
        </table:table-row>
        <table:table-row table:style-name="ro1">
          <table:table-cell/>
          <table:table-cell table:formula="of:=[.B71]*POWER(2;1/12)" office:value-type="float" office:value="1174.65907166963" calcext:value-type="float">
            <text:p>1174,65907166963</text:p>
          </table:table-cell>
          <table:table-cell/>
          <table:table-cell table:formula="of:=ROUND([.$D$5]/[.B72])" office:value-type="float" office:value="1703" calcext:value-type="float">
            <text:p>1703</text:p>
          </table:table-cell>
          <table:table-cell table:formula="of:=[.$D$5]/[.D72]" office:value-type="float" office:value="1174.39812096301" calcext:value-type="float">
            <text:p>1174,39812096301</text:p>
          </table:table-cell>
          <table:table-cell table:formula="of:=[.E72]/[.B72]-1" office:value-type="percentage" office:value="-0.000222150165031021" calcext:value-type="percentage">
            <text:p>-0,02 %</text:p>
          </table:table-cell>
        </table:table-row>
        <table:table-row table:style-name="ro1">
          <table:table-cell/>
          <table:table-cell table:formula="of:=[.B72]*POWER(2;1/12)" office:value-type="float" office:value="1244.50793488833" calcext:value-type="float">
            <text:p>1244,50793488833</text:p>
          </table:table-cell>
          <table:table-cell/>
          <table:table-cell table:formula="of:=ROUND([.$D$5]/[.B73])" office:value-type="float" office:value="1607" calcext:value-type="float">
            <text:p>1607</text:p>
          </table:table-cell>
          <table:table-cell table:formula="of:=[.$D$5]/[.D73]" office:value-type="float" office:value="1244.55507156192" calcext:value-type="float">
            <text:p>1244,55507156192</text:p>
          </table:table-cell>
          <table:table-cell table:formula="of:=[.E73]/[.B73]-1" office:value-type="percentage" office:value="0.0000378757517476291" calcext:value-type="percentage">
            <text:p>0,00 %</text:p>
          </table:table-cell>
        </table:table-row>
        <table:table-row table:style-name="ro1">
          <table:table-cell/>
          <table:table-cell table:formula="of:=[.B73]*POWER(2;1/12)" office:value-type="float" office:value="1318.51022765148" calcext:value-type="float">
            <text:p>1318,51022765148</text:p>
          </table:table-cell>
          <table:table-cell/>
          <table:table-cell table:formula="of:=ROUND([.$D$5]/[.B74])" office:value-type="float" office:value="1517" calcext:value-type="float">
            <text:p>1517</text:p>
          </table:table-cell>
          <table:table-cell table:formula="of:=[.$D$5]/[.D74]" office:value-type="float" office:value="1318.391562294" calcext:value-type="float">
            <text:p>1318,391562294</text:p>
          </table:table-cell>
          <table:table-cell table:formula="of:=[.E74]/[.B74]-1" office:value-type="percentage" office:value="-0.0000899995729976011" calcext:value-type="percentage">
            <text:p>-0,01 %</text:p>
          </table:table-cell>
        </table:table-row>
        <table:table-row table:style-name="ro1">
          <table:table-cell/>
          <table:table-cell table:formula="of:=[.B74]*POWER(2;1/12)" office:value-type="float" office:value="1396.91292573202" calcext:value-type="float">
            <text:p>1396,91292573202</text:p>
          </table:table-cell>
          <table:table-cell/>
          <table:table-cell table:formula="of:=ROUND([.$D$5]/[.B75])" office:value-type="float" office:value="1432" calcext:value-type="float">
            <text:p>1432</text:p>
          </table:table-cell>
          <table:table-cell table:formula="of:=[.$D$5]/[.D75]" office:value-type="float" office:value="1396.64804469274" calcext:value-type="float">
            <text:p>1396,64804469274</text:p>
          </table:table-cell>
          <table:table-cell table:formula="of:=[.E75]/[.B75]-1" office:value-type="percentage" office:value="-0.000189618861993646" calcext:value-type="percentage">
            <text:p>-0,02 %</text:p>
          </table:table-cell>
        </table:table-row>
        <table:table-row table:style-name="ro1">
          <table:table-cell/>
          <table:table-cell table:formula="of:=[.B75]*POWER(2;1/12)" office:value-type="float" office:value="1479.97769084654" calcext:value-type="float">
            <text:p>1479,97769084654</text:p>
          </table:table-cell>
          <table:table-cell/>
          <table:table-cell table:formula="of:=ROUND([.$D$5]/[.B76])" office:value-type="float" office:value="1351" calcext:value-type="float">
            <text:p>1351</text:p>
          </table:table-cell>
          <table:table-cell table:formula="of:=[.$D$5]/[.D76]" office:value-type="float" office:value="1480.38490007402" calcext:value-type="float">
            <text:p>1480,38490007402</text:p>
          </table:table-cell>
          <table:table-cell table:formula="of:=[.E76]/[.B76]-1" office:value-type="percentage" office:value="0.000275145517393049" calcext:value-type="percentage">
            <text:p>0,03 %</text:p>
          </table:table-cell>
        </table:table-row>
        <table:table-row table:style-name="ro1">
          <table:table-cell/>
          <table:table-cell table:formula="of:=[.B76]*POWER(2;1/12)" office:value-type="float" office:value="1567.981743927" calcext:value-type="float">
            <text:p>1567,981743927</text:p>
          </table:table-cell>
          <table:table-cell/>
          <table:table-cell table:formula="of:=ROUND([.$D$5]/[.B77])" office:value-type="float" office:value="1276" calcext:value-type="float">
            <text:p>1276</text:p>
          </table:table-cell>
          <table:table-cell table:formula="of:=[.$D$5]/[.D77]" office:value-type="float" office:value="1567.39811912226" calcext:value-type="float">
            <text:p>1567,39811912226</text:p>
          </table:table-cell>
          <table:table-cell table:formula="of:=[.E77]/[.B77]-1" office:value-type="percentage" office:value="-0.000372214030555318" calcext:value-type="percentage">
            <text:p>-0,04 %</text:p>
          </table:table-cell>
        </table:table-row>
        <table:table-row table:style-name="ro1">
          <table:table-cell/>
          <table:table-cell table:formula="of:=[.B77]*POWER(2;1/12)" office:value-type="float" office:value="1661.21879031978" calcext:value-type="float">
            <text:p>1661,21879031978</text:p>
          </table:table-cell>
          <table:table-cell/>
          <table:table-cell table:formula="of:=ROUND([.$D$5]/[.B78])" office:value-type="float" office:value="1204" calcext:value-type="float">
            <text:p>1204</text:p>
          </table:table-cell>
          <table:table-cell table:formula="of:=[.$D$5]/[.D78]" office:value-type="float" office:value="1661.12956810631" calcext:value-type="float">
            <text:p>1661,12956810631</text:p>
          </table:table-cell>
          <table:table-cell table:formula="of:=[.E78]/[.B78]-1" office:value-type="percentage" office:value="-0.000053708887710946" calcext:value-type="percentage">
            <text:p>-0,01 %</text:p>
          </table:table-cell>
        </table:table-row>
        <table:table-row table:style-name="ro1">
          <table:table-cell/>
          <table:table-cell table:formula="of:=[.B78]*POWER(2;1/12)" office:value-type="float" office:value="1760" calcext:value-type="float">
            <text:p>1760</text:p>
          </table:table-cell>
          <table:table-cell/>
          <table:table-cell table:formula="of:=ROUND([.$D$5]/[.B79])" office:value-type="float" office:value="1136" calcext:value-type="float">
            <text:p>1136</text:p>
          </table:table-cell>
          <table:table-cell table:formula="of:=[.$D$5]/[.D79]" office:value-type="float" office:value="1760.56338028169" calcext:value-type="float">
            <text:p>1760,56338028169</text:p>
          </table:table-cell>
          <table:table-cell table:formula="of:=[.E79]/[.B79]-1" office:value-type="percentage" office:value="0.000320102432775915" calcext:value-type="percentage">
            <text:p>0,03 %</text:p>
          </table:table-cell>
        </table:table-row>
        <table:table-row table:style-name="ro1">
          <table:table-cell/>
          <table:table-cell table:formula="of:=[.B79]*POWER(2;1/12)" office:value-type="float" office:value="1864.65504607236" calcext:value-type="float">
            <text:p>1864,65504607236</text:p>
          </table:table-cell>
          <table:table-cell/>
          <table:table-cell table:formula="of:=ROUND([.$D$5]/[.B80])" office:value-type="float" office:value="1073" calcext:value-type="float">
            <text:p>1073</text:p>
          </table:table-cell>
          <table:table-cell table:formula="of:=[.$D$5]/[.D80]" office:value-type="float" office:value="1863.93289841566" calcext:value-type="float">
            <text:p>1863,93289841566</text:p>
          </table:table-cell>
          <table:table-cell table:formula="of:=[.E80]/[.B80]-1" office:value-type="percentage" office:value="-0.000387282172232606" calcext:value-type="percentage">
            <text:p>-0,04 %</text:p>
          </table:table-cell>
        </table:table-row>
        <table:table-row table:style-name="ro1">
          <table:table-cell/>
          <table:table-cell table:formula="of:=[.B80]*POWER(2;1/12)" office:value-type="float" office:value="1975.5332050245" calcext:value-type="float">
            <text:p>1975,5332050245</text:p>
          </table:table-cell>
          <table:table-cell/>
          <table:table-cell table:formula="of:=ROUND([.$D$5]/[.B81])" office:value-type="float" office:value="1012" calcext:value-type="float">
            <text:p>1012</text:p>
          </table:table-cell>
          <table:table-cell table:formula="of:=[.$D$5]/[.D81]" office:value-type="float" office:value="1976.28458498024" calcext:value-type="float">
            <text:p>1976,28458498024</text:p>
          </table:table-cell>
          <table:table-cell table:formula="of:=[.E81]/[.B81]-1" office:value-type="percentage" office:value="0.000380342863296024" calcext:value-type="percentage">
            <text:p>0,04 %</text:p>
          </table:table-cell>
        </table:table-row>
        <table:table-row table:style-name="ro1">
          <table:table-cell/>
          <table:table-cell table:formula="of:=[.B81]*POWER(2;1/12)" office:value-type="float" office:value="2093.00452240479" calcext:value-type="float">
            <text:p>2093,00452240479</text:p>
          </table:table-cell>
          <table:table-cell/>
          <table:table-cell table:formula="of:=ROUND([.$D$5]/[.B82])" office:value-type="float" office:value="956" calcext:value-type="float">
            <text:p>956</text:p>
          </table:table-cell>
          <table:table-cell table:formula="of:=[.$D$5]/[.D82]" office:value-type="float" office:value="2092.05020920502" calcext:value-type="float">
            <text:p>2092,05020920502</text:p>
          </table:table-cell>
          <table:table-cell table:formula="of:=[.E82]/[.B82]-1" office:value-type="percentage" office:value="-0.000455953720863156" calcext:value-type="percentage">
            <text:p>-0,05 %</text:p>
          </table:table-cell>
        </table:table-row>
        <table:table-row table:style-name="ro1">
          <table:table-cell/>
          <table:table-cell table:formula="of:=[.B82]*POWER(2;1/12)" office:value-type="float" office:value="2217.46104781498" calcext:value-type="float">
            <text:p>2217,46104781498</text:p>
          </table:table-cell>
          <table:table-cell/>
          <table:table-cell table:formula="of:=ROUND([.$D$5]/[.B83])" office:value-type="float" office:value="902" calcext:value-type="float">
            <text:p>902</text:p>
          </table:table-cell>
          <table:table-cell table:formula="of:=[.$D$5]/[.D83]" office:value-type="float" office:value="2217.29490022173" calcext:value-type="float">
            <text:p>2217,29490022173</text:p>
          </table:table-cell>
          <table:table-cell table:formula="of:=[.E83]/[.B83]-1" office:value-type="percentage" office:value="-0.0000749269500887051" calcext:value-type="percentage">
            <text:p>-0,01 %</text:p>
          </table:table-cell>
        </table:table-row>
        <table:table-row table:style-name="ro1">
          <table:table-cell/>
          <table:table-cell table:formula="of:=[.B83]*POWER(2;1/12)" office:value-type="float" office:value="2349.31814333927" calcext:value-type="float">
            <text:p>2349,31814333927</text:p>
          </table:table-cell>
          <table:table-cell/>
          <table:table-cell table:formula="of:=ROUND([.$D$5]/[.B84])" office:value-type="float" office:value="851" calcext:value-type="float">
            <text:p>851</text:p>
          </table:table-cell>
          <table:table-cell table:formula="of:=[.$D$5]/[.D84]" office:value-type="float" office:value="2350.17626321974" calcext:value-type="float">
            <text:p>2350,17626321974</text:p>
          </table:table-cell>
          <table:table-cell table:formula="of:=[.E84]/[.B84]-1" office:value-type="percentage" office:value="0.000365263377762437" calcext:value-type="percentage">
            <text:p>0,04 %</text:p>
          </table:table-cell>
        </table:table-row>
        <table:table-row table:style-name="ro1">
          <table:table-cell/>
          <table:table-cell table:formula="of:=[.B84]*POWER(2;1/12)" office:value-type="float" office:value="2489.01586977665" calcext:value-type="float">
            <text:p>2489,01586977665</text:p>
          </table:table-cell>
          <table:table-cell/>
          <table:table-cell table:formula="of:=ROUND([.$D$5]/[.B85])" office:value-type="float" office:value="804" calcext:value-type="float">
            <text:p>804</text:p>
          </table:table-cell>
          <table:table-cell table:formula="of:=[.$D$5]/[.D85]" office:value-type="float" office:value="2487.56218905473" calcext:value-type="float">
            <text:p>2487,56218905473</text:p>
          </table:table-cell>
          <table:table-cell table:formula="of:=[.E85]/[.B85]-1" office:value-type="percentage" office:value="-0.000584038350088245" calcext:value-type="percentage">
            <text:p>-0,06 %</text:p>
          </table:table-cell>
        </table:table-row>
        <table:table-row table:style-name="ro1">
          <table:table-cell/>
          <table:table-cell table:formula="of:=[.B85]*POWER(2;1/12)" office:value-type="float" office:value="2637.02045530297" calcext:value-type="float">
            <text:p>2637,02045530297</text:p>
          </table:table-cell>
          <table:table-cell/>
          <table:table-cell table:formula="of:=ROUND([.$D$5]/[.B86])" office:value-type="float" office:value="758" calcext:value-type="float">
            <text:p>758</text:p>
          </table:table-cell>
          <table:table-cell table:formula="of:=[.$D$5]/[.D86]" office:value-type="float" office:value="2638.52242744063" calcext:value-type="float">
            <text:p>2638,52242744063</text:p>
          </table:table-cell>
          <table:table-cell table:formula="of:=[.E86]/[.B86]-1" office:value-type="percentage" office:value="0.000569571667389024" calcext:value-type="percentage">
            <text:p>0,06 %</text:p>
          </table:table-cell>
        </table:table-row>
        <table:table-row table:style-name="ro1">
          <table:table-cell/>
          <table:table-cell table:formula="of:=[.B86]*POWER(2;1/12)" office:value-type="float" office:value="2793.82585146404" calcext:value-type="float">
            <text:p>2793,82585146404</text:p>
          </table:table-cell>
          <table:table-cell/>
          <table:table-cell table:formula="of:=ROUND([.$D$5]/[.B87])" office:value-type="float" office:value="716" calcext:value-type="float">
            <text:p>716</text:p>
          </table:table-cell>
          <table:table-cell table:formula="of:=[.$D$5]/[.D87]" office:value-type="float" office:value="2793.29608938547" calcext:value-type="float">
            <text:p>2793,29608938547</text:p>
          </table:table-cell>
          <table:table-cell table:formula="of:=[.E87]/[.B87]-1" office:value-type="percentage" office:value="-0.000189618861994201" calcext:value-type="percentage">
            <text:p>-0,02 %</text:p>
          </table:table-cell>
        </table:table-row>
        <table:table-row table:style-name="ro1">
          <table:table-cell/>
          <table:table-cell table:formula="of:=[.B87]*POWER(2;1/12)" office:value-type="float" office:value="2959.95538169308" calcext:value-type="float">
            <text:p>2959,95538169308</text:p>
          </table:table-cell>
          <table:table-cell/>
          <table:table-cell table:formula="of:=ROUND([.$D$5]/[.B88])" office:value-type="float" office:value="676" calcext:value-type="float">
            <text:p>676</text:p>
          </table:table-cell>
          <table:table-cell table:formula="of:=[.$D$5]/[.D88]" office:value-type="float" office:value="2958.5798816568" calcext:value-type="float">
            <text:p>2958,5798816568</text:p>
          </table:table-cell>
          <table:table-cell table:formula="of:=[.E88]/[.B88]-1" office:value-type="percentage" office:value="-0.000464702963019703" calcext:value-type="percentage">
            <text:p>-0,05 %</text:p>
          </table:table-cell>
        </table:table-row>
        <table:table-row table:style-name="ro1">
          <table:table-cell/>
          <table:table-cell table:formula="of:=[.B88]*POWER(2;1/12)" office:value-type="float" office:value="3135.963487854" calcext:value-type="float">
            <text:p>3135,963487854</text:p>
          </table:table-cell>
          <table:table-cell/>
          <table:table-cell table:formula="of:=ROUND([.$D$5]/[.B89])" office:value-type="float" office:value="638" calcext:value-type="float">
            <text:p>638</text:p>
          </table:table-cell>
          <table:table-cell table:formula="of:=[.$D$5]/[.D89]" office:value-type="float" office:value="3134.79623824451" calcext:value-type="float">
            <text:p>3134,79623824451</text:p>
          </table:table-cell>
          <table:table-cell table:formula="of:=[.E89]/[.B89]-1" office:value-type="percentage" office:value="-0.000372214030555762" calcext:value-type="percentage">
            <text:p>-0,04 %</text:p>
          </table:table-cell>
        </table:table-row>
        <table:table-row table:style-name="ro1">
          <table:table-cell/>
          <table:table-cell table:formula="of:=[.B89]*POWER(2;1/12)" office:value-type="float" office:value="3322.43758063957" calcext:value-type="float">
            <text:p>3322,43758063957</text:p>
          </table:table-cell>
          <table:table-cell/>
          <table:table-cell table:formula="of:=ROUND([.$D$5]/[.B90])" office:value-type="float" office:value="602" calcext:value-type="float">
            <text:p>602</text:p>
          </table:table-cell>
          <table:table-cell table:formula="of:=[.$D$5]/[.D90]" office:value-type="float" office:value="3322.25913621262" calcext:value-type="float">
            <text:p>3322,25913621262</text:p>
          </table:table-cell>
          <table:table-cell table:formula="of:=[.E90]/[.B90]-1" office:value-type="percentage" office:value="-0.00005370888771139" calcext:value-type="percentage">
            <text:p>-0,01 %</text:p>
          </table:table-cell>
        </table:table-row>
        <table:table-row table:style-name="ro1">
          <table:table-cell/>
          <table:table-cell table:formula="of:=[.B90]*POWER(2;1/12)" office:value-type="float" office:value="3520.00000000001" calcext:value-type="float">
            <text:p>3520,00000000001</text:p>
          </table:table-cell>
          <table:table-cell/>
          <table:table-cell table:formula="of:=ROUND([.$D$5]/[.B91])" office:value-type="float" office:value="568" calcext:value-type="float">
            <text:p>568</text:p>
          </table:table-cell>
          <table:table-cell table:formula="of:=[.$D$5]/[.D91]" office:value-type="float" office:value="3521.12676056338" calcext:value-type="float">
            <text:p>3521,12676056338</text:p>
          </table:table-cell>
          <table:table-cell table:formula="of:=[.E91]/[.B91]-1" office:value-type="percentage" office:value="0.000320102432775471" calcext:value-type="percentage">
            <text:p>0,03 %</text:p>
          </table:table-cell>
        </table:table-row>
        <table:table-row table:style-name="ro1">
          <table:table-cell/>
          <table:table-cell table:formula="of:=[.B91]*POWER(2;1/12)" office:value-type="float" office:value="3729.31009214473" calcext:value-type="float">
            <text:p>3729,31009214473</text:p>
          </table:table-cell>
          <table:table-cell/>
          <table:table-cell table:formula="of:=ROUND([.$D$5]/[.B92])" office:value-type="float" office:value="536" calcext:value-type="float">
            <text:p>536</text:p>
          </table:table-cell>
          <table:table-cell table:formula="of:=[.$D$5]/[.D92]" office:value-type="float" office:value="3731.34328358209" calcext:value-type="float">
            <text:p>3731,34328358209</text:p>
          </table:table-cell>
          <table:table-cell table:formula="of:=[.E92]/[.B92]-1" office:value-type="percentage" office:value="0.000545192377979342" calcext:value-type="percentage">
            <text:p>0,05 %</text:p>
          </table:table-cell>
        </table:table-row>
        <table:table-row table:style-name="ro1">
          <table:table-cell/>
          <table:table-cell table:formula="of:=[.B92]*POWER(2;1/12)" office:value-type="float" office:value="3951.06641004901" calcext:value-type="float">
            <text:p>3951,06641004901</text:p>
          </table:table-cell>
          <table:table-cell/>
          <table:table-cell table:formula="of:=ROUND([.$D$5]/[.B93])" office:value-type="float" office:value="506" calcext:value-type="float">
            <text:p>506</text:p>
          </table:table-cell>
          <table:table-cell table:formula="of:=[.$D$5]/[.D93]" office:value-type="float" office:value="3952.56916996047" calcext:value-type="float">
            <text:p>3952,56916996047</text:p>
          </table:table-cell>
          <table:table-cell table:formula="of:=[.E93]/[.B93]-1" office:value-type="percentage" office:value="0.00038034286329558" calcext:value-type="percentage">
            <text:p>0,04 %</text:p>
          </table:table-cell>
        </table:table-row>
        <table:table-row table:style-name="ro1">
          <table:table-cell/>
          <table:table-cell table:formula="of:=[.B93]*POWER(2;1/12)" office:value-type="float" office:value="4186.00904480959" calcext:value-type="float">
            <text:p>4186,00904480959</text:p>
          </table:table-cell>
          <table:table-cell/>
          <table:table-cell table:formula="of:=ROUND([.$D$5]/[.B94])" office:value-type="float" office:value="478" calcext:value-type="float">
            <text:p>478</text:p>
          </table:table-cell>
          <table:table-cell table:formula="of:=[.$D$5]/[.D94]" office:value-type="float" office:value="4184.10041841004" calcext:value-type="float">
            <text:p>4184,10041841004</text:p>
          </table:table-cell>
          <table:table-cell table:formula="of:=[.E94]/[.B94]-1" office:value-type="percentage" office:value="-0.0004559537208636" calcext:value-type="percentage">
            <text:p>-0,05 %</text:p>
          </table:table-cell>
        </table:table-row>
        <table:table-row table:style-name="ro1">
          <table:table-cell/>
          <table:table-cell table:formula="of:=[.B94]*POWER(2;1/12)" office:value-type="float" office:value="4434.92209562997" calcext:value-type="float">
            <text:p>4434,92209562997</text:p>
          </table:table-cell>
          <table:table-cell/>
          <table:table-cell table:formula="of:=ROUND([.$D$5]/[.B95])" office:value-type="float" office:value="451" calcext:value-type="float">
            <text:p>451</text:p>
          </table:table-cell>
          <table:table-cell table:formula="of:=[.$D$5]/[.D95]" office:value-type="float" office:value="4434.58980044346" calcext:value-type="float">
            <text:p>4434,58980044346</text:p>
          </table:table-cell>
          <table:table-cell table:formula="of:=[.E95]/[.B95]-1" office:value-type="percentage" office:value="-0.0000749269500891492" calcext:value-type="percentage">
            <text:p>-0,01 %</text:p>
          </table:table-cell>
        </table:table-row>
        <table:table-row table:style-name="ro1">
          <table:table-cell/>
          <table:table-cell table:formula="of:=[.B95]*POWER(2;1/12)" office:value-type="float" office:value="4698.63628667854" calcext:value-type="float">
            <text:p>4698,63628667854</text:p>
          </table:table-cell>
          <table:table-cell/>
          <table:table-cell table:formula="of:=ROUND([.$D$5]/[.B96])" office:value-type="float" office:value="426" calcext:value-type="float">
            <text:p>426</text:p>
          </table:table-cell>
          <table:table-cell table:formula="of:=[.$D$5]/[.D96]" office:value-type="float" office:value="4694.83568075117" calcext:value-type="float">
            <text:p>4694,83568075117</text:p>
          </table:table-cell>
          <table:table-cell table:formula="of:=[.E96]/[.B96]-1" office:value-type="percentage" office:value="-0.000808874255310732" calcext:value-type="percentage">
            <text:p>-0,08 %</text:p>
          </table:table-cell>
        </table:table-row>
        <table:table-row table:style-name="ro1">
          <table:table-cell/>
          <table:table-cell table:formula="of:=[.B96]*POWER(2;1/12)" office:value-type="float" office:value="4978.03173955331" calcext:value-type="float">
            <text:p>4978,03173955331</text:p>
          </table:table-cell>
          <table:table-cell/>
          <table:table-cell table:formula="of:=ROUND([.$D$5]/[.B97])" office:value-type="float" office:value="402" calcext:value-type="float">
            <text:p>402</text:p>
          </table:table-cell>
          <table:table-cell table:formula="of:=[.$D$5]/[.D97]" office:value-type="float" office:value="4975.12437810945" calcext:value-type="float">
            <text:p>4975,12437810945</text:p>
          </table:table-cell>
          <table:table-cell table:formula="of:=[.E97]/[.B97]-1" office:value-type="percentage" office:value="-0.0005840383500888" calcext:value-type="percentage">
            <text:p>-0,06 %</text:p>
          </table:table-cell>
        </table:table-row>
        <table:table-row table:style-name="ro1">
          <table:table-cell/>
          <table:table-cell table:formula="of:=[.B97]*POWER(2;1/12)" office:value-type="float" office:value="5274.04091060594" calcext:value-type="float">
            <text:p>5274,04091060594</text:p>
          </table:table-cell>
          <table:table-cell/>
          <table:table-cell table:formula="of:=ROUND([.$D$5]/[.B98])" office:value-type="float" office:value="379" calcext:value-type="float">
            <text:p>379</text:p>
          </table:table-cell>
          <table:table-cell table:formula="of:=[.$D$5]/[.D98]" office:value-type="float" office:value="5277.04485488127" calcext:value-type="float">
            <text:p>5277,04485488127</text:p>
          </table:table-cell>
          <table:table-cell table:formula="of:=[.E98]/[.B98]-1" office:value-type="percentage" office:value="0.00056957166738858" calcext:value-type="percentage">
            <text:p>0,06 %</text:p>
          </table:table-cell>
        </table:table-row>
        <table:table-row table:style-name="ro1">
          <table:table-cell/>
          <table:table-cell table:formula="of:=[.B98]*POWER(2;1/12)" office:value-type="float" office:value="5587.65170292808" calcext:value-type="float">
            <text:p>5587,65170292808</text:p>
          </table:table-cell>
          <table:table-cell/>
          <table:table-cell table:formula="of:=ROUND([.$D$5]/[.B99])" office:value-type="float" office:value="358" calcext:value-type="float">
            <text:p>358</text:p>
          </table:table-cell>
          <table:table-cell table:formula="of:=[.$D$5]/[.D99]" office:value-type="float" office:value="5586.59217877095" calcext:value-type="float">
            <text:p>5586,59217877095</text:p>
          </table:table-cell>
          <table:table-cell table:formula="of:=[.E99]/[.B99]-1" office:value-type="percentage" office:value="-0.000189618861994645" calcext:value-type="percentage">
            <text:p>-0,02 %</text:p>
          </table:table-cell>
        </table:table-row>
        <table:table-row table:style-name="ro1">
          <table:table-cell/>
          <table:table-cell table:formula="of:=[.B99]*POWER(2;1/12)" office:value-type="float" office:value="5919.91076338617" calcext:value-type="float">
            <text:p>5919,91076338617</text:p>
          </table:table-cell>
          <table:table-cell/>
          <table:table-cell table:formula="of:=ROUND([.$D$5]/[.B100])" office:value-type="float" office:value="338" calcext:value-type="float">
            <text:p>338</text:p>
          </table:table-cell>
          <table:table-cell table:formula="of:=[.$D$5]/[.D100]" office:value-type="float" office:value="5917.15976331361" calcext:value-type="float">
            <text:p>5917,15976331361</text:p>
          </table:table-cell>
          <table:table-cell table:formula="of:=[.E100]/[.B100]-1" office:value-type="percentage" office:value="-0.000464702963020369" calcext:value-type="percentage">
            <text:p>-0,05 %</text:p>
          </table:table-cell>
        </table:table-row>
        <table:table-row table:style-name="ro1">
          <table:table-cell/>
          <table:table-cell table:formula="of:=[.B100]*POWER(2;1/12)" office:value-type="float" office:value="6271.92697570801" calcext:value-type="float">
            <text:p>6271,92697570801</text:p>
          </table:table-cell>
          <table:table-cell/>
          <table:table-cell table:formula="of:=ROUND([.$D$5]/[.B101])" office:value-type="float" office:value="319" calcext:value-type="float">
            <text:p>319</text:p>
          </table:table-cell>
          <table:table-cell table:formula="of:=[.$D$5]/[.D101]" office:value-type="float" office:value="6269.59247648903" calcext:value-type="float">
            <text:p>6269,59247648903</text:p>
          </table:table-cell>
          <table:table-cell table:formula="of:=[.E101]/[.B101]-1" office:value-type="percentage" office:value="-0.000372214030556317" calcext:value-type="percentage">
            <text:p>-0,04 %</text:p>
          </table:table-cell>
        </table:table-row>
        <table:table-row table:style-name="ro1">
          <table:table-cell/>
          <table:table-cell table:formula="of:=[.B101]*POWER(2;1/12)" office:value-type="float" office:value="6644.87516127915" calcext:value-type="float">
            <text:p>6644,87516127915</text:p>
          </table:table-cell>
          <table:table-cell/>
          <table:table-cell table:formula="of:=ROUND([.$D$5]/[.B102])" office:value-type="float" office:value="301" calcext:value-type="float">
            <text:p>301</text:p>
          </table:table-cell>
          <table:table-cell table:formula="of:=[.$D$5]/[.D102]" office:value-type="float" office:value="6644.51827242525" calcext:value-type="float">
            <text:p>6644,51827242525</text:p>
          </table:table-cell>
          <table:table-cell table:formula="of:=[.E102]/[.B102]-1" office:value-type="percentage" office:value="-0.0000537088877118341" calcext:value-type="percentage">
            <text:p>-0,01 %</text:p>
          </table:table-cell>
        </table:table-row>
        <table:table-row table:style-name="ro1">
          <table:table-cell/>
          <table:table-cell table:formula="of:=[.B102]*POWER(2;1/12)" office:value-type="float" office:value="7040.00000000003" calcext:value-type="float">
            <text:p>7040,00000000003</text:p>
          </table:table-cell>
          <table:table-cell/>
          <table:table-cell table:formula="of:=ROUND([.$D$5]/[.B103])" office:value-type="float" office:value="284" calcext:value-type="float">
            <text:p>284</text:p>
          </table:table-cell>
          <table:table-cell table:formula="of:=[.$D$5]/[.D103]" office:value-type="float" office:value="7042.25352112676" calcext:value-type="float">
            <text:p>7042,25352112676</text:p>
          </table:table-cell>
          <table:table-cell table:formula="of:=[.E103]/[.B103]-1" office:value-type="percentage" office:value="0.000320102432774805" calcext:value-type="percentage">
            <text:p>0,03 %</text:p>
          </table:table-cell>
        </table:table-row>
        <table:table-row table:style-name="ro1">
          <table:table-cell/>
          <table:table-cell table:formula="of:=[.B103]*POWER(2;1/12)" office:value-type="float" office:value="7458.62018428947" calcext:value-type="float">
            <text:p>7458,62018428947</text:p>
          </table:table-cell>
          <table:table-cell/>
          <table:table-cell table:formula="of:=ROUND([.$D$5]/[.B104])" office:value-type="float" office:value="268" calcext:value-type="float">
            <text:p>268</text:p>
          </table:table-cell>
          <table:table-cell table:formula="of:=[.$D$5]/[.D104]" office:value-type="float" office:value="7462.68656716418" calcext:value-type="float">
            <text:p>7462,68656716418</text:p>
          </table:table-cell>
          <table:table-cell table:formula="of:=[.E104]/[.B104]-1" office:value-type="percentage" office:value="0.000545192377978676" calcext:value-type="percentage">
            <text:p>0,05 %</text:p>
          </table:table-cell>
        </table:table-row>
        <table:table-row table:style-name="ro1">
          <table:table-cell/>
          <table:table-cell table:formula="of:=[.B104]*POWER(2;1/12)" office:value-type="float" office:value="7902.13282009802" calcext:value-type="float">
            <text:p>7902,13282009802</text:p>
          </table:table-cell>
          <table:table-cell/>
          <table:table-cell table:formula="of:=ROUND([.$D$5]/[.B105])" office:value-type="float" office:value="253" calcext:value-type="float">
            <text:p>253</text:p>
          </table:table-cell>
          <table:table-cell table:formula="of:=[.$D$5]/[.D105]" office:value-type="float" office:value="7905.13833992095" calcext:value-type="float">
            <text:p>7905,13833992095</text:p>
          </table:table-cell>
          <table:table-cell table:formula="of:=[.E105]/[.B105]-1" office:value-type="percentage" office:value="0.000380342863295136" calcext:value-type="percentage">
            <text:p>0,04 %</text:p>
          </table:table-cell>
        </table:table-row>
        <table:table-row table:style-name="ro1">
          <table:table-cell/>
          <table:table-cell table:formula="of:=[.B105]*POWER(2;1/12)" office:value-type="float" office:value="8372.01808961919" calcext:value-type="float">
            <text:p>8372,01808961919</text:p>
          </table:table-cell>
          <table:table-cell/>
          <table:table-cell table:formula="of:=ROUND([.$D$5]/[.B106])" office:value-type="float" office:value="239" calcext:value-type="float">
            <text:p>239</text:p>
          </table:table-cell>
          <table:table-cell table:formula="of:=[.$D$5]/[.D106]" office:value-type="float" office:value="8368.20083682008" calcext:value-type="float">
            <text:p>8368,20083682008</text:p>
          </table:table-cell>
          <table:table-cell table:formula="of:=[.E106]/[.B106]-1" office:value-type="percentage" office:value="-0.000455953720864044" calcext:value-type="percentage">
            <text:p>-0,05 %</text:p>
          </table:table-cell>
        </table:table-row>
        <table:table-row table:style-name="ro1">
          <table:table-cell/>
          <table:table-cell table:formula="of:=[.B106]*POWER(2;1/12)" office:value-type="float" office:value="8869.84419125994" calcext:value-type="float">
            <text:p>8869,84419125994</text:p>
          </table:table-cell>
          <table:table-cell/>
          <table:table-cell table:formula="of:=ROUND([.$D$5]/[.B107])" office:value-type="float" office:value="225" calcext:value-type="float">
            <text:p>225</text:p>
          </table:table-cell>
          <table:table-cell table:formula="of:=[.$D$5]/[.D107]" office:value-type="float" office:value="8888.88888888889" calcext:value-type="float">
            <text:p>8888,88888888889</text:p>
          </table:table-cell>
          <table:table-cell table:formula="of:=[.E107]/[.B107]-1" office:value-type="percentage" office:value="0.00214712876779899" calcext:value-type="percentage">
            <text:p>0,21 %</text:p>
          </table:table-cell>
        </table:table-row>
        <table:table-row table:style-name="ro1">
          <table:table-cell/>
          <table:table-cell table:formula="of:=[.B107]*POWER(2;1/12)" office:value-type="float" office:value="9397.27257335708" calcext:value-type="float">
            <text:p>9397,27257335708</text:p>
          </table:table-cell>
          <table:table-cell/>
          <table:table-cell table:formula="of:=ROUND([.$D$5]/[.B108])" office:value-type="float" office:value="213" calcext:value-type="float">
            <text:p>213</text:p>
          </table:table-cell>
          <table:table-cell table:formula="of:=[.$D$5]/[.D108]" office:value-type="float" office:value="9389.67136150235" calcext:value-type="float">
            <text:p>9389,67136150235</text:p>
          </table:table-cell>
          <table:table-cell table:formula="of:=[.E108]/[.B108]-1" office:value-type="percentage" office:value="-0.000808874255311065" calcext:value-type="percentage">
            <text:p>-0,08 %</text:p>
          </table:table-cell>
        </table:table-row>
        <table:table-row table:style-name="ro1">
          <table:table-cell/>
          <table:table-cell table:formula="of:=[.B108]*POWER(2;1/12)" office:value-type="float" office:value="9956.06347910663" calcext:value-type="float">
            <text:p>9956,06347910663</text:p>
          </table:table-cell>
          <table:table-cell/>
          <table:table-cell table:formula="of:=ROUND([.$D$5]/[.B109])" office:value-type="float" office:value="201" calcext:value-type="float">
            <text:p>201</text:p>
          </table:table-cell>
          <table:table-cell table:formula="of:=[.$D$5]/[.D109]" office:value-type="float" office:value="9950.2487562189" calcext:value-type="float">
            <text:p>9950,2487562189</text:p>
          </table:table-cell>
          <table:table-cell table:formula="of:=[.E109]/[.B109]-1" office:value-type="percentage" office:value="-0.000584038350089133" calcext:value-type="percentage">
            <text:p>-0,06 %</text:p>
          </table:table-cell>
        </table:table-row>
        <table:table-row table:style-name="ro1">
          <table:table-cell/>
          <table:table-cell table:formula="of:=[.B109]*POWER(2;1/12)" office:value-type="float" office:value="10548.0818212119" calcext:value-type="float">
            <text:p>10548,0818212119</text:p>
          </table:table-cell>
          <table:table-cell/>
          <table:table-cell table:formula="of:=ROUND([.$D$5]/[.B110])" office:value-type="float" office:value="190" calcext:value-type="float">
            <text:p>190</text:p>
          </table:table-cell>
          <table:table-cell table:formula="of:=[.$D$5]/[.D110]" office:value-type="float" office:value="10526.3157894737" calcext:value-type="float">
            <text:p>10526,3157894737</text:p>
          </table:table-cell>
          <table:table-cell table:formula="of:=[.E110]/[.B110]-1" office:value-type="percentage" office:value="-0.00206350615278894" calcext:value-type="percentage">
            <text:p>-0,21 %</text:p>
          </table:table-cell>
        </table:table-row>
        <table:table-row table:style-name="ro1">
          <table:table-cell/>
          <table:table-cell table:formula="of:=[.B110]*POWER(2;1/12)" office:value-type="float" office:value="11175.3034058562" calcext:value-type="float">
            <text:p>11175,3034058562</text:p>
          </table:table-cell>
          <table:table-cell/>
          <table:table-cell table:formula="of:=ROUND([.$D$5]/[.B111])" office:value-type="float" office:value="179" calcext:value-type="float">
            <text:p>179</text:p>
          </table:table-cell>
          <table:table-cell table:formula="of:=[.$D$5]/[.D111]" office:value-type="float" office:value="11173.1843575419" calcext:value-type="float">
            <text:p>11173,1843575419</text:p>
          </table:table-cell>
          <table:table-cell table:formula="of:=[.E111]/[.B111]-1" office:value-type="percentage" office:value="-0.000189618861994978" calcext:value-type="percentage">
            <text:p>-0,02 %</text:p>
          </table:table-cell>
        </table:table-row>
        <table:table-row table:style-name="ro1">
          <table:table-cell/>
          <table:table-cell table:formula="of:=[.B111]*POWER(2;1/12)" office:value-type="float" office:value="11839.8215267723" calcext:value-type="float">
            <text:p>11839,8215267723</text:p>
          </table:table-cell>
          <table:table-cell/>
          <table:table-cell table:formula="of:=ROUND([.$D$5]/[.B112])" office:value-type="float" office:value="169" calcext:value-type="float">
            <text:p>169</text:p>
          </table:table-cell>
          <table:table-cell table:formula="of:=[.$D$5]/[.D112]" office:value-type="float" office:value="11834.3195266272" calcext:value-type="float">
            <text:p>11834,3195266272</text:p>
          </table:table-cell>
          <table:table-cell table:formula="of:=[.E112]/[.B112]-1" office:value-type="percentage" office:value="-0.000464702963020591" calcext:value-type="percentage">
            <text:p>-0,05 %</text:p>
          </table:table-cell>
        </table:table-row>
        <table:table-row table:style-name="ro1">
          <table:table-cell/>
          <table:table-cell table:formula="of:=[.B112]*POWER(2;1/12)" office:value-type="float" office:value="12543.853951416" calcext:value-type="float">
            <text:p>12543,853951416</text:p>
          </table:table-cell>
          <table:table-cell/>
          <table:table-cell table:formula="of:=ROUND([.$D$5]/[.B113])" office:value-type="float" office:value="159" calcext:value-type="float">
            <text:p>159</text:p>
          </table:table-cell>
          <table:table-cell table:formula="of:=[.$D$5]/[.D113]" office:value-type="float" office:value="12578.6163522013" calcext:value-type="float">
            <text:p>12578,6163522013</text:p>
          </table:table-cell>
          <table:table-cell table:formula="of:=[.E113]/[.B113]-1" office:value-type="percentage" office:value="0.00277126957312102" calcext:value-type="percentage">
            <text:p>0,28 %</text:p>
          </table:table-cell>
        </table:table-row>
        <table:table-row table:style-name="ro1">
          <table:table-cell/>
          <table:table-cell table:formula="of:=[.B113]*POWER(2;1/12)" office:value-type="float" office:value="13289.7503225583" calcext:value-type="float">
            <text:p>13289,7503225583</text:p>
          </table:table-cell>
          <table:table-cell/>
          <table:table-cell table:formula="of:=ROUND([.$D$5]/[.B114])" office:value-type="float" office:value="150" calcext:value-type="float">
            <text:p>150</text:p>
          </table:table-cell>
          <table:table-cell table:formula="of:=[.$D$5]/[.D114]" office:value-type="float" office:value="13333.3333333333" calcext:value-type="float">
            <text:p>13333,3333333333</text:p>
          </table:table-cell>
          <table:table-cell table:formula="of:=[.E114]/[.B114]-1" office:value-type="percentage" office:value="0.00327944541599545" calcext:value-type="percentage">
            <text:p>0,33 %</text:p>
          </table:table-cell>
        </table:table-row>
        <table:table-row table:style-name="ro1">
          <table:table-cell/>
          <table:table-cell table:formula="of:=[.B114]*POWER(2;1/12)" office:value-type="float" office:value="14080.0000000001" calcext:value-type="float">
            <text:p>14080,0000000001</text:p>
          </table:table-cell>
          <table:table-cell/>
          <table:table-cell table:formula="of:=ROUND([.$D$5]/[.B115])" office:value-type="float" office:value="142" calcext:value-type="float">
            <text:p>142</text:p>
          </table:table-cell>
          <table:table-cell table:formula="of:=[.$D$5]/[.D115]" office:value-type="float" office:value="14084.5070422535" calcext:value-type="float">
            <text:p>14084,5070422535</text:p>
          </table:table-cell>
          <table:table-cell table:formula="of:=[.E115]/[.B115]-1" office:value-type="percentage" office:value="0.000320102432774361" calcext:value-type="percentage">
            <text:p>0,03 %</text:p>
          </table:table-cell>
        </table:table-row>
        <table:table-row table:style-name="ro1">
          <table:table-cell/>
          <table:table-cell table:formula="of:=[.B115]*POWER(2;1/12)" office:value-type="float" office:value="14917.2403685789" calcext:value-type="float">
            <text:p>14917,2403685789</text:p>
          </table:table-cell>
          <table:table-cell/>
          <table:table-cell table:formula="of:=ROUND([.$D$5]/[.B116])" office:value-type="float" office:value="134" calcext:value-type="float">
            <text:p>134</text:p>
          </table:table-cell>
          <table:table-cell table:formula="of:=[.$D$5]/[.D116]" office:value-type="float" office:value="14925.3731343284" calcext:value-type="float">
            <text:p>14925,3731343284</text:p>
          </table:table-cell>
          <table:table-cell table:formula="of:=[.E116]/[.B116]-1" office:value-type="percentage" office:value="0.000545192377978454" calcext:value-type="percentage">
            <text:p>0,05 %</text:p>
          </table:table-cell>
        </table:table-row>
        <table:table-row table:style-name="ro1">
          <table:table-cell/>
          <table:table-cell table:formula="of:=[.B116]*POWER(2;1/12)" office:value-type="float" office:value="15804.265640196" calcext:value-type="float">
            <text:p>15804,265640196</text:p>
          </table:table-cell>
          <table:table-cell/>
          <table:table-cell table:formula="of:=ROUND([.$D$5]/[.B117])" office:value-type="float" office:value="127" calcext:value-type="float">
            <text:p>127</text:p>
          </table:table-cell>
          <table:table-cell table:formula="of:=[.$D$5]/[.D117]" office:value-type="float" office:value="15748.031496063" calcext:value-type="float">
            <text:p>15748,031496063</text:p>
          </table:table-cell>
          <table:table-cell table:formula="of:=[.E117]/[.B117]-1" office:value-type="percentage" office:value="-0.00355816242356866" calcext:value-type="percentage">
            <text:p>-0,36 %</text:p>
          </table:table-cell>
        </table:table-row>
        <table:table-row table:style-name="ro1">
          <table:table-cell/>
          <table:table-cell table:formula="of:=[.B117]*POWER(2;1/12)" office:value-type="float" office:value="16744.0361792384" calcext:value-type="float">
            <text:p>16744,0361792384</text:p>
          </table:table-cell>
          <table:table-cell/>
          <table:table-cell table:formula="of:=ROUND([.$D$5]/[.B118])" office:value-type="float" office:value="119" calcext:value-type="float">
            <text:p>119</text:p>
          </table:table-cell>
          <table:table-cell table:formula="of:=[.$D$5]/[.D118]" office:value-type="float" office:value="16806.7226890756" calcext:value-type="float">
            <text:p>16806,7226890756</text:p>
          </table:table-cell>
          <table:table-cell table:formula="of:=[.E118]/[.B118]-1" office:value-type="percentage" office:value="0.00374381117946809" calcext:value-type="percentage">
            <text:p>0,37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8:03:25.067000000</meta:creation-date>
    <dc:date>2020-01-12T18:16:02.909000000</dc:date>
    <meta:editing-duration>PT2M27S</meta:editing-duration>
    <meta:editing-cycles>2</meta:editing-cycles>
    <meta:generator>LibreOffice/5.3.7.2$Windows_X86_64 LibreOffice_project/6b8ed514a9f8b44d37a1b96673cbbdd077e24059</meta:generator>
    <meta:document-statistic meta:table-count="1" meta:cell-count="454" meta:object-count="0"/>
  </office:meta>
</office:document-meta>
</file>